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1cm" svg:stroke-color="#008000" draw:marker-start-width="0.35cm" draw:marker-end-width="0.35cm" draw:fill="solid" draw:fill-color="#008000" draw:textarea-horizontal-align="center" draw:textarea-vertical-align="middle" fo:padding-top="0.175cm" fo:padding-bottom="0.175cm" fo:padding-left="0.3cm" fo:padding-right="0.3cm"/>
    </style:style>
    <style:style style:name="gr4" style:family="graphic" style:parent-style-name="objectwithoutfill">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000000" draw:fill="none" draw:fill-color="#ffffff" fo:min-height="1.5cm"/>
    </style:style>
    <style:style style:name="gr6" style:family="graphic" style:parent-style-name="standard">
      <style:graphic-properties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7" style:family="graphic" style:parent-style-name="standard">
      <style:graphic-properties draw:fill="solid" draw:fill-color="#ffffcc" draw:textarea-horizontal-align="justify" draw:textarea-vertical-align="middle" draw:auto-grow-height="false"/>
    </style:style>
    <style:style style:name="gr8"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9" style:family="graphic" style:parent-style-name="standard">
      <style:graphic-properties svg:stroke-width="0.1cm" svg:stroke-color="#ff6633" draw:marker-start-width="0.35cm"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11" style:family="graphic" style:parent-style-name="standard">
      <style:graphic-properties draw:fill="solid" draw:fill-color="#99ccff" draw:textarea-horizontal-align="center" draw:textarea-vertical-align="middle"/>
    </style:style>
    <style:style style:name="gr12" style:family="graphic" style:parent-style-name="standard">
      <style:graphic-properties draw:marker-end="Стили_20_стрелок_20_5" draw:fill="solid" draw:fill-color="#99ccff" draw:textarea-horizontal-align="center" draw:textarea-vertical-align="middle"/>
    </style:style>
    <style:style style:name="gr13" style:family="graphic" style:parent-style-name="standard">
      <style:graphic-properties draw:marker-end="Стили_20_стрелок_20_14" draw:fill="solid" draw:fill-color="#99ccff" draw:textarea-horizontal-align="center" draw:textarea-vertical-align="middle"/>
    </style:style>
    <style:style style:name="gr14" style:family="graphic" style:parent-style-name="standard">
      <style:graphic-properties draw:marker-end="Стили_20_стрелок_20_17" draw:fill="solid" draw:fill-color="#99ccff" draw:textarea-horizontal-align="center" draw:textarea-vertical-align="middle"/>
    </style:style>
    <style:style style:name="gr15" style:family="graphic" style:parent-style-name="standard">
      <style:graphic-properties draw:marker-end="Стили_20_стрелок_20_22" draw:fill="solid" draw:fill-color="#99ccff" draw:textarea-horizontal-align="center" draw:textarea-vertical-align="middle"/>
    </style:style>
    <style:style style:name="gr16" style:family="graphic" style:parent-style-name="standard">
      <style:graphic-properties draw:marker-end="Стили_20_стрелок_20_23" draw:fill="solid" draw:fill-color="#99ccff" draw:textarea-horizontal-align="center" draw:textarea-vertical-align="middle"/>
    </style:style>
    <style:style style:name="gr17" style:family="graphic" style:parent-style-name="standard">
      <style:graphic-properties draw:marker-end="Стили_20_стрелок_20_24" draw:fill="solid" draw:fill-color="#99ccff" draw:textarea-horizontal-align="center" draw:textarea-vertical-align="middle"/>
    </style:style>
    <style:style style:name="gr18" style:family="graphic" style:parent-style-name="_32_22">
      <style:graphic-properties draw:fill="solid" draw:fill-color="#99ccff"/>
    </style:style>
    <style:style style:name="gr19" style:family="graphic" style:parent-style-name="standard">
      <style:graphic-properties draw:marker-end="Стили_20_стрелок_20_27" draw:fill="solid" draw:fill-color="#99ccff" draw:textarea-horizontal-align="center" draw:textarea-vertical-align="middle"/>
    </style:style>
    <style:style style:name="gr20" style:family="graphic" style:parent-style-name="standard">
      <style:graphic-properties draw:marker-end="Стили_20_стрелок_20_29" draw:fill="solid" draw:fill-color="#99ccff" draw:textarea-horizontal-align="center" draw:textarea-vertical-align="middle"/>
    </style:style>
    <style:style style:name="gr21" style:family="graphic" style:parent-style-name="standard">
      <style:graphic-properties draw:fill="solid" draw:fill-color="#b3b3b3" draw:textarea-horizontal-align="justify" draw:textarea-vertical-align="middle" draw:auto-grow-height="false" fo:min-height="0cm" fo:min-width="0cm" fo:wrap-option="no-wrap"/>
    </style:style>
    <style:style style:name="gr22" style:family="graphic" style:parent-style-name="standard">
      <style:graphic-properties draw:stroke="dash" draw:stroke-dash="Fine_20_Dashed" draw:marker-end="Стили_20_стрелок_20_32" draw:textarea-horizontal-align="center" draw:textarea-vertical-align="middle"/>
    </style:style>
    <style:style style:name="gr23" style:family="graphic" style:parent-style-name="standard">
      <style:graphic-properties draw:stroke="dash" draw:stroke-dash="Fine_20_Dashed" draw:marker-start="" draw:marker-end="Стили_20_стрелок_20_32" draw:textarea-horizontal-align="center" draw:textarea-vertical-align="middle"/>
    </style:style>
    <style:style style:name="gr24" style:family="graphic" style:parent-style-name="standard">
      <style:graphic-properties draw:fill="solid" draw:fill-color="#33cc66"/>
    </style:style>
    <style:style style:name="gr25" style:family="graphic" style:parent-style-name="standard">
      <style:graphic-properties draw:fill="solid" draw:fill-color="#ccffff" draw:textarea-vertical-align="top"/>
    </style:style>
    <style:style style:name="gr26" style:family="graphic" style:parent-style-name="standard">
      <style:graphic-properties svg:stroke-width="0.1cm" svg:stroke-color="#000080" draw:marker-start="ERD_5f_0..N" draw:marker-start-width="1.25cm" draw:marker-end="ERD_5f_1..1" draw:marker-end-width="1.25cm" fo:padding-top="0.175cm" fo:padding-bottom="0.175cm" fo:padding-left="0.3cm" fo:padding-right="0.3cm"/>
    </style:style>
    <style:style style:name="gr27" style:family="graphic" style:parent-style-name="standard">
      <style:graphic-properties draw:textarea-horizontal-align="center"/>
    </style:style>
    <style:style style:name="gr28" style:family="graphic" style:parent-style-name="standard">
      <style:graphic-properties draw:stroke="dash" draw:stroke-dash="Fine_20_Dashed" svg:stroke-width="0.2cm" svg:stroke-color="#198a8a" draw:marker-start-width="0.5cm" draw:marker-end-width="0.5cm" draw:fill="none" draw:textarea-horizontal-align="center" draw:textarea-vertical-align="middle" fo:padding-top="0.225cm" fo:padding-bottom="0.225cm" fo:padding-left="0.35cm" fo:padding-right="0.35cm"/>
    </style:style>
    <style:style style:name="gr29" style:family="graphic" style:parent-style-name="standard">
      <style:graphic-properties draw:stroke="dash" draw:stroke-dash="Line_20_Style_20_1" draw:fill="solid" draw:fill-color="#ccffff" draw:textarea-vertical-align="top"/>
    </style:style>
    <style:style style:name="gr30" style:family="graphic" style:parent-style-name="standard">
      <style:graphic-properties draw:stroke="dash" draw:stroke-dash="Line_20_Style_20_1"/>
    </style:style>
    <style:style style:name="gr31" style:family="graphic" style:parent-style-name="standard">
      <style:graphic-properties draw:stroke="dash" draw:stroke-dash="Line_20_Style_20_1" draw:textarea-horizontal-align="center"/>
    </style:style>
    <style:style style:name="gr32" style:family="graphic" style:parent-style-name="standard">
      <style:graphic-properties draw:stroke="dash" draw:stroke-dash="Line_20_Style_20_1" svg:stroke-width="0.1cm" svg:stroke-color="#800000" draw:marker-start="" draw:marker-start-width="1.25cm" draw:marker-end="Стили_20_стрелок_20_1" draw:marker-end-width="1.25cm" draw:textarea-horizontal-align="center" draw:textarea-vertical-align="middle" fo:padding-top="0.175cm" fo:padding-bottom="0.175cm" fo:padding-left="0.3cm" fo:padding-right="0.3cm"/>
    </style:style>
    <style:style style:name="gr33" style:family="graphic" style:parent-style-name="standard">
      <style:graphic-properties draw:stroke="dash" draw:stroke-dash="Line_20_Style_20_1" draw:fill="solid" draw:fill-color="#ffffcc" draw:textarea-horizontal-align="justify" draw:textarea-vertical-align="middle" draw:auto-grow-height="false"/>
    </style:style>
    <style:style style:name="gr34" style:family="graphic" style:parent-style-name="standard">
      <style:graphic-properties draw:stroke="dash" draw:stroke-dash="Line_20_Style_20_1"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35" style:family="graphic" style:parent-style-name="standard">
      <style:graphic-properties draw:stroke="dash" draw:stroke-dash="Line_20_Style_20_1" svg:stroke-width="0.1cm" svg:stroke-color="#000080" draw:marker-start="ERD_5f_0..N" draw:marker-start-width="1.25cm" draw:marker-end="ERD_5f_1..1" draw:marker-end-width="1.25cm" fo:padding-top="0.175cm" fo:padding-bottom="0.175cm" fo:padding-left="0.3cm" fo:padding-right="0.3cm"/>
    </style:style>
    <style:style style:name="gr36" style:family="graphic" style:parent-style-name="standard">
      <style:graphic-properties draw:fill="solid" draw:fill-color="#aecf00" draw:textarea-horizontal-align="center" draw:textarea-vertical-align="middle" draw:auto-grow-height="false" fo:min-height="0.75cm" fo:min-width="0.5cm" fo:wrap-option="wrap"/>
    </style:style>
    <style:style style:name="gr37" style:family="graphic" style:parent-style-name="standard">
      <style:graphic-properties draw:stroke="dash" draw:stroke-dash="Fine_20_Dashed" svg:stroke-width="0.1cm" svg:stroke-color="#008080" draw:marker-start-width="0.35cm" draw:marker-end="Arrowheads_20_1" draw:marker-end-width="0.75cm" draw:textarea-horizontal-align="center" draw:textarea-vertical-align="middle" fo:padding-top="0.175cm" fo:padding-bottom="0.175cm" fo:padding-left="0.3cm" fo:padding-right="0.3cm"/>
    </style:style>
    <style:style style:name="gr38" style:family="graphic" style:parent-style-name="standard">
      <style:graphic-properties draw:fill="solid" draw:fill-color="#00cccc" draw:textarea-vertical-align="middle" draw:auto-grow-height="false" fo:min-height="0.749cm" fo:min-width="0.499cm"/>
    </style:style>
    <style:style style:name="gr39" style:family="graphic" style:parent-style-name="standard">
      <style:graphic-properties draw:stroke="dash" draw:stroke-dash="Dash_20_2"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40" style:family="graphic" style:parent-style-name="standard">
      <style:graphic-properties svg:stroke-width="0cm" draw:fill="solid" draw:fill-color="#ffffff" draw:textarea-horizontal-align="justify" draw:textarea-vertical-align="middle" draw:auto-grow-height="false" fo:padding-top="0.075cm" fo:padding-bottom="0.075cm" fo:padding-left="0.1cm" fo:padding-right="0.1cm"/>
    </style:style>
    <style:style style:name="gr41" style:family="graphic" style:parent-style-name="standard">
      <style:graphic-properties svg:stroke-width="0cm" draw:marker-start-width="0.2cm" draw:marker-end-width="0.2cm" draw:fill="solid" draw:fill-color="#ffaaa5" draw:textarea-horizontal-align="justify" draw:textarea-vertical-align="middle" draw:auto-grow-height="false" fo:padding-top="0.125cm" fo:padding-bottom="0.125cm" fo:padding-left="0.25cm" fo:padding-right="0.25cm"/>
    </style:style>
    <style:style style:name="gr42" style:family="graphic" style:parent-style-name="standard">
      <style:graphic-properties svg:stroke-width="0cm" draw:fill="solid" draw:fill-color="#ffff99" draw:textarea-horizontal-align="justify" draw:textarea-vertical-align="middle" draw:auto-grow-height="false" fo:padding-top="0.075cm" fo:padding-bottom="0.075cm" fo:padding-left="0.1cm" fo:padding-right="0.1cm"/>
    </style:style>
    <style:style style:name="gr43" style:family="graphic" style:parent-style-name="standard">
      <style:graphic-properties svg:stroke-width="0cm" draw:fill="solid" draw:fill-color="#9999ff" draw:textarea-horizontal-align="justify" draw:textarea-vertical-align="middle" draw:auto-grow-height="false" fo:padding-top="0.075cm" fo:padding-bottom="0.075cm" fo:padding-left="0.1cm" fo:padding-right="0.1cm"/>
    </style:style>
    <style:style style:name="gr44" style:family="graphic" style:parent-style-name="standard">
      <style:graphic-properties draw:stroke="none" svg:stroke-color="#000000" draw:fill="none" draw:fill-color="#ffffff" fo:min-height="1cm"/>
    </style:style>
    <style:style style:name="gr45" style:family="graphic" style:parent-style-name="standard">
      <style:graphic-properties svg:stroke-width="0cm" draw:fill="solid" draw:fill-color="#ffffcc" draw:textarea-horizontal-align="justify" draw:textarea-vertical-align="middle" draw:auto-grow-height="false" fo:padding-top="0.075cm" fo:padding-bottom="0.075cm" fo:padding-left="0.1cm" fo:padding-right="0.1cm" fo:wrap-option="no-wrap"/>
    </style:style>
    <style:style style:name="gr46" style:family="graphic" style:parent-style-name="standard">
      <style:graphic-properties draw:stroke="none" svg:stroke-color="#000000" draw:fill="none" draw:fill-color="#ffffff" fo:min-height="1.75cm"/>
    </style:style>
    <style:style style:name="gr47" style:family="graphic" style:parent-style-name="standard">
      <style:graphic-properties svg:stroke-width="0cm" draw:textarea-horizontal-align="center" draw:textarea-vertical-align="middle" fo:padding-top="0.075cm" fo:padding-bottom="0.075cm" fo:padding-left="0.1cm" fo:padding-right="0.1cm"/>
    </style:style>
    <style:style style:name="gr48"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49"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50"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51"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52"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53"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54"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55"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56"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5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60"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7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textarea-horizontal-align="center" draw:textarea-vertical-align="middle"/>
    </style:style>
    <style:style style:name="gr78"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79"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80"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81"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8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89"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90"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91"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98"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svg:stroke-opacity="100%" draw:stroke-linejoin="round" draw:fill="solid" draw:fill-color="#ffff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75cm" fo:padding-bottom="0.075cm" fo:padding-left="0.1cm" fo:padding-right="0.1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graphic-properties svg:stroke-width="0cm" draw:auto-grow-height="false" fo:min-height="0.749cm" fo:min-width="0.499cm" fo:padding-top="0.075cm" fo:padding-bottom="0.075cm" fo:padding-left="0.1cm" fo:padding-right="0.1cm" fo:wrap-option="no-wrap"/>
    </style:style>
    <style:style style:name="gr101" style:family="graphic" style:parent-style-name="standard">
      <style:graphic-properties svg:stroke-width="0.1cm" svg:stroke-color="#ff9966" draw:marker-start-width="0.35cm" draw:marker-end-width="0.35cm" draw:fill="solid" draw:fill-color="#ff6633" fo:padding-top="0.175cm" fo:padding-bottom="0.175cm" fo:padding-left="0.3cm" fo:padding-right="0.3cm"/>
    </style:style>
    <style:style style:name="gr102" style:family="graphic" style:parent-style-name="standard">
      <style:graphic-properties svg:stroke-width="0cm" draw:marker-start-width="0.2cm" draw:marker-end-width="0.2cm" draw:fill="solid" draw:fill-color="#cccccc" draw:textarea-horizontal-align="left" draw:textarea-vertical-align="middle" fo:padding-top="0.075cm" fo:padding-bottom="0.075cm" fo:padding-left="0.1cm" fo:padding-right="0.1cm"/>
    </style:style>
    <style:style style:name="gr103"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104"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105" style:family="graphic" style:parent-style-name="standard">
      <style:graphic-properties svg:stroke-width="0cm" draw:fill="solid" draw:fill-color="#0099ff" draw:auto-grow-height="false" fo:min-height="2.169cm" fo:min-width="5.336cm" fo:padding-top="0.075cm" fo:padding-bottom="0.075cm" fo:padding-left="0.1cm" fo:padding-right="0.1cm"/>
    </style:style>
    <style:style style:name="gr106" style:family="graphic" style:parent-style-name="standard">
      <style:graphic-properties svg:stroke-width="0cm" draw:fill="solid" draw:fill-color="#aecf00" draw:textarea-vertical-align="middle" draw:auto-grow-height="false" fo:min-height="0.75cm" fo:min-width="0.5cm" fo:padding-top="0.075cm" fo:padding-bottom="0.075cm" fo:padding-left="0.1cm" fo:padding-right="0.1cm" fo:wrap-option="wrap"/>
    </style:style>
    <style:style style:name="gr107"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108" style:family="graphic" style:parent-style-name="standard">
      <style:graphic-properties draw:stroke="dash" draw:stroke-dash="Line_20_Style_20_1" svg:stroke-width="0cm" draw:textarea-horizontal-align="justify" draw:textarea-vertical-align="middle" draw:auto-grow-height="false" fo:padding-top="0.075cm" fo:padding-bottom="0.075cm" fo:padding-left="0.1cm" fo:padding-right="0.1cm"/>
    </style:style>
    <style:style style:name="gr109" style:family="graphic" style:parent-style-name="standard">
      <style:graphic-properties svg:stroke-width="0cm" draw:marker-start-width="0.2cm" draw:marker-end-width="0.2cm" draw:fill="solid" draw:fill-color="#9999ff" draw:textarea-horizontal-align="left" draw:textarea-vertical-align="middle" draw:auto-grow-height="false" fo:padding-top="0.075cm" fo:padding-bottom="0.075cm" fo:padding-left="0.1cm" fo:padding-right="0.1cm"/>
    </style:style>
    <style:style style:name="gr110" style:family="graphic" style:parent-style-name="standard">
      <style:graphic-properties svg:stroke-width="0cm" draw:fill="solid" draw:fill-color="#e9baff" draw:textarea-horizontal-align="left" draw:textarea-vertical-align="top" draw:auto-grow-height="false" fo:padding-top="0.075cm" fo:padding-bottom="0.075cm" fo:padding-left="0.1cm" fo:padding-right="0.1cm"/>
    </style:style>
    <style:style style:name="gr111" style:family="graphic" style:parent-style-name="standard">
      <style:graphic-properties svg:stroke-width="0cm" draw:fill="solid" draw:fill-color="#a982cc" draw:textarea-horizontal-align="justify" draw:textarea-vertical-align="middle" draw:auto-grow-height="false" fo:padding-top="0.075cm" fo:padding-bottom="0.075cm" fo:padding-left="0.1cm" fo:padding-right="0.1cm"/>
    </style:style>
    <style:style style:name="gr112" style:family="graphic" style:parent-style-name="standard">
      <style:graphic-properties svg:stroke-width="0cm" draw:fill="solid" draw:fill-color="#c8f2ff" draw:textarea-horizontal-align="left" draw:textarea-vertical-align="top" draw:auto-grow-height="false" fo:padding-top="0.075cm" fo:padding-bottom="0.075cm" fo:padding-left="0.1cm" fo:padding-right="0.1cm"/>
    </style:style>
    <style:style style:name="gr113" style:family="graphic" style:parent-style-name="standard">
      <style:graphic-properties svg:stroke-width="0cm" draw:fill="solid" draw:fill-color="#99ccff" draw:textarea-horizontal-align="justify" draw:textarea-vertical-align="middle" draw:auto-grow-height="false" fo:padding-top="0.075cm" fo:padding-bottom="0.075cm" fo:padding-left="0.1cm" fo:padding-right="0.1cm"/>
    </style:style>
    <style:style style:name="gr114" style:family="graphic" style:parent-style-name="standard">
      <style:graphic-properties svg:stroke-width="0cm" draw:marker-start-width="0.2cm" draw:marker-end-width="0.2cm" draw:fill="solid" draw:fill-color="#33cc66" draw:textarea-horizontal-align="left" draw:textarea-vertical-align="top" draw:auto-grow-height="false" fo:padding-top="0.075cm" fo:padding-bottom="0.075cm" fo:padding-left="0.1cm" fo:padding-right="0.1cm"/>
    </style:style>
    <style:style style:name="gr115" style:family="graphic" style:parent-style-name="standard">
      <style:graphic-properties svg:stroke-width="0cm" draw:marker-start-width="0.2cm" draw:marker-end-width="0.2cm" draw:fill="solid" draw:fill-color="#94bd5e" draw:textarea-horizontal-align="left" draw:textarea-vertical-align="top" draw:auto-grow-height="false" fo:padding-top="0.075cm" fo:padding-bottom="0.075cm" fo:padding-left="0.1cm" fo:padding-right="0.1cm"/>
    </style:style>
    <style:style style:name="gr116" style:family="graphic" style:parent-style-name="standard">
      <style:graphic-properties svg:stroke-width="0cm" draw:textarea-horizontal-align="justify" draw:textarea-vertical-align="middle" draw:auto-grow-height="false" fo:padding-top="0.075cm" fo:padding-bottom="0.075cm" fo:padding-left="0.1cm" fo:padding-right="0.1cm"/>
    </style:style>
    <style:style style:name="gr117" style:family="graphic" style:parent-style-name="standard">
      <style:graphic-properties svg:stroke-width="0cm" draw:fill="solid" draw:fill-color="#2300dc" draw:textarea-horizontal-align="justify" draw:textarea-vertical-align="middle" draw:auto-grow-height="false" fo:padding-top="0.075cm" fo:padding-bottom="0.075cm" fo:padding-left="0.1cm" fo:padding-right="0.1cm"/>
    </style:style>
    <style:style style:name="gr118" style:family="graphic" style:parent-style-name="standard">
      <style:graphic-properties svg:stroke-width="0cm" draw:fill="solid" draw:fill-color="#00dcff" draw:textarea-horizontal-align="left" draw:textarea-vertical-align="top" draw:auto-grow-height="false" fo:padding-top="0.075cm" fo:padding-bottom="0.075cm" fo:padding-left="0.1cm" fo:padding-right="0.1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P3" style:family="paragraph">
      <style:text-properties fo:color="#0000ff" fo:font-size="24pt" fo:font-weight="bold" style:font-size-asian="24pt" style:font-weight-asian="bold" style:font-size-complex="24pt" style:font-weight-complex="bold"/>
    </style:style>
    <style:style style:name="P4" style:family="paragraph">
      <style:paragraph-properties fo:text-align="center"/>
      <style:text-properties fo:font-family="'Courier New'" style:font-family-generic="modern" style:font-pitch="fixed" fo:font-size="10pt" fo:font-weight="bold" style:font-size-asian="10pt" style:font-weight-asian="bold" style:font-size-complex="10pt" style:font-weight-complex="bold"/>
    </style:style>
    <style:style style:name="P5" style:family="paragraph">
      <style:text-properties fo:font-style="italic" style:font-style-asian="italic" style:font-style-complex="italic"/>
    </style:style>
    <style:style style:name="P6" style:family="paragraph">
      <style:paragraph-properties fo:margin-left="0.4cm" fo:margin-right="0.2cm" fo:text-indent="2.575cm"/>
    </style:style>
    <style:style style:name="P7" style:family="paragraph">
      <style:paragraph-properties fo:text-align="start"/>
    </style:style>
    <style:style style:name="P8" style:family="paragraph">
      <style:paragraph-properties fo:margin-left="1.814cm" fo:margin-right="0.3cm" fo:text-indent="-1.463cm"/>
    </style:style>
    <style:style style:name="P9" style:family="paragraph">
      <style:text-properties fo:font-size="18pt" style:font-size-asian="18pt" style:font-size-complex="18pt"/>
    </style:style>
    <style:style style:name="P10" style:family="paragraph">
      <style:text-properties fo:font-family="'Courier New'" style:font-family-generic="modern" style:font-pitch="fixed" fo:font-size="18pt" style:font-size-asian="18pt" style:font-size-complex="18pt"/>
    </style:style>
    <style:style style:name="P11" style:family="paragraph">
      <style:paragraph-properties fo:text-align="center"/>
      <style:text-properties fo:font-family="'Courier New'" style:font-family-generic="modern" style:font-pitch="fixed" fo:font-size="18pt" style:font-size-asian="18pt" style:font-size-complex="18pt"/>
    </style:style>
    <style:style style:name="P12" style:family="paragraph">
      <style:text-properties fo:color="#008080" fo:font-size="24pt" fo:font-weight="bold" style:font-size-asian="24pt" style:font-weight-asian="bold" style:font-size-complex="24pt" style:font-weight-complex="bold"/>
    </style:style>
    <style:style style:name="P13" style:family="paragraph">
      <style:paragraph-properties fo:text-align="center"/>
      <style:text-properties fo:font-family="'Courier New'" style:font-family-generic="modern" style:font-pitch="fixed" fo:font-weight="bold" style:font-weight-asian="bold" style:font-weight-complex="bold"/>
    </style:style>
    <style:style style:name="P14" style:family="paragraph">
      <style:text-properties fo:color="#008080" fo:font-size="18pt" fo:font-weight="bold" style:font-size-asian="18pt" style:font-weight-asian="bold" style:font-size-complex="18pt" style:font-weight-complex="bold"/>
    </style:style>
    <style:style style:name="P15" style:family="paragraph">
      <style:text-properties fo:color="#000080" fo:font-size="18pt" fo:font-weight="bold" style:font-size-asian="18pt" style:font-weight-asian="bold" style:font-size-complex="18pt" style:font-weight-complex="bold"/>
    </style:style>
    <style:style style:name="P16" style:family="paragraph">
      <style:paragraph-properties fo:text-align="center"/>
      <style:text-properties fo:font-style="italic" style:font-style-asian="italic" style:font-style-complex="italic"/>
    </style:style>
    <style:style style:name="P17" style:family="paragraph">
      <style:paragraph-properties fo:margin-left="0cm" fo:margin-right="0.043cm" fo:text-align="center" fo:text-indent="0cm"/>
    </style:style>
    <style:style style:name="P18" style:family="paragraph">
      <style:paragraph-properties fo:margin-left="0cm" fo:margin-right="0.043cm" fo:text-align="center" fo:text-indent="0cm"/>
      <style:text-properties fo:font-size="15pt" style:font-size-asian="10pt" style:font-size-complex="10pt"/>
    </style:style>
    <style:style style:name="P19" style:family="paragraph">
      <style:paragraph-properties fo:margin-left="0cm" fo:margin-right="0.043cm" fo:text-align="center" fo:text-indent="0cm"/>
      <style:text-properties fo:font-size="15pt" fo:font-weight="bold" style:font-size-asian="10pt" style:font-size-complex="10pt"/>
    </style:style>
    <style:style style:name="P20" style:family="paragraph">
      <style:text-properties fo:font-family="'Courier New'" style:font-family-generic="modern" style:font-pitch="fixed" fo:font-weight="bold" style:font-weight-asian="bold" style:font-weight-complex="bold"/>
    </style:style>
    <style:style style:name="P21"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22" style:family="paragraph">
      <style:text-properties fo:font-weight="bold" style:font-weight-asian="bold" style:font-weight-complex="bold"/>
    </style:style>
    <style:style style:name="P2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P25" style:family="paragraph">
      <style:paragraph-properties fo:text-align="center"/>
      <style:text-properties fo:font-family="'Courier New'" style:font-family-generic="modern" style:font-pitch="fixed" fo:font-style="normal" fo:font-weight="bold" style:font-style-asian="normal" style:font-weight-asian="bold" style:font-style-complex="normal" style:font-weight-complex="bold"/>
    </style:style>
    <style:style style:name="P26" style:family="paragraph">
      <style:paragraph-properties fo:margin-left="1.5cm" fo:margin-right="0cm" fo:text-align="start" fo:text-indent="-1.3cm" style:text-autospace="none"/>
    </style:style>
    <style:style style:name="P27" style:family="paragraph">
      <style:paragraph-properties fo:margin-left="1.5cm" fo:margin-right="0cm" fo:text-align="start" fo:text-indent="-1.3cm" style:text-autospace="none"/>
      <style:text-properties fo:font-family="'Courier New'" style:font-family-generic="modern" style:font-pitch="fixed"/>
    </style:style>
    <style:style style:name="P28"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29" style:family="paragraph">
      <style:paragraph-properties fo:margin-left="1.5cm" fo:margin-right="0cm" fo:text-align="start" fo:text-indent="-1.3cm"/>
    </style:style>
    <style:style style:name="P30" style:family="paragraph">
      <style:paragraph-properties fo:margin-left="1.5cm" fo:margin-right="0cm" fo:text-indent="-1.3cm"/>
    </style:style>
    <style:style style:name="P31" style:family="paragraph">
      <style:paragraph-properties fo:margin-left="1.5cm" fo:margin-right="0cm" fo:text-align="center" fo:text-indent="-1.3cm"/>
    </style:style>
    <style:style style:name="P32" style:family="paragraph">
      <style:paragraph-properties fo:margin-left="1.3cm" fo:margin-right="0cm" fo:text-indent="-1.3cm"/>
    </style:style>
    <style:style style:name="P33" style:family="paragraph">
      <style:paragraph-properties fo:margin-left="1.3cm" fo:margin-right="0cm" fo:text-align="center" fo:text-indent="-1.3cm"/>
    </style:style>
    <style:style style:name="P34" style:family="paragraph">
      <style:paragraph-properties fo:margin-left="1.3cm" fo:margin-right="0cm" fo:text-align="center" fo:text-indent="-1.3cm"/>
      <style:text-properties fo:font-style="normal" fo:font-weight="normal" style:font-style-asian="normal" style:font-weight-asian="normal" style:font-style-complex="normal" style:font-weight-complex="normal"/>
    </style:style>
    <style:style style:name="P35" style:family="paragraph">
      <style:paragraph-properties fo:text-align="start"/>
      <style:text-properties fo:color="#008080" fo:font-family="'Courier New'" style:font-family-generic="modern" style:font-pitch="fixed" fo:font-style="normal" fo:font-weight="bold" style:font-style-asian="normal" style:font-weight-asian="bold" style:font-style-complex="normal" style:font-weight-complex="bold"/>
    </style:style>
    <style:style style:name="P36" style:family="paragraph">
      <style:paragraph-properties fo:text-align="center"/>
      <style:text-properties fo:color="#ffffff"/>
    </style:style>
    <style:style style:name="T1" style:family="text">
      <style:text-properties fo:color="#000000"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2" style:family="text">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T3" style:family="text">
      <style:text-properties fo:color="#000000" fo:language="en" fo:country="US" style:font-family-asian="'Courier New'" style:font-family-generic-asian="modern" style:font-pitch-asian="fixed" style:font-family-complex="'Courier New'" style:font-family-generic-complex="modern" style:font-pitch-complex="fixed"/>
    </style:style>
    <style:style style:name="T4" style:family="text">
      <style:text-properties fo:color="#0000ff" fo:font-size="24pt" fo:font-weight="bold" style:font-size-asian="24pt" style:font-weight-asian="bold" style:font-size-complex="24pt" style:font-weight-complex="bold"/>
    </style:style>
    <style:style style:name="T5" style:family="text">
      <style:text-properties fo:color="#000000"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6" style:family="text">
      <style:text-properties fo:color="#000000" fo:language="en" fo:country="US"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7" style:family="text">
      <style:text-properties fo:color="#000000" fo:language="lv" fo:country="LV" fo:font-style="normal" fo:font-weight="normal" style:font-family-asian="'Courier New'" style:font-family-generic-asian="modern" style:font-pitch-asian="fixed" style:font-style-asian="normal" style:font-weight-asian="normal" style:font-family-complex="'Courier New'" style:font-family-generic-complex="modern" style:font-pitch-complex="fixed" style:font-style-complex="normal" style:font-weight-complex="normal"/>
    </style:style>
    <style:style style:name="T8" style:family="text">
      <style:text-properties fo:font-family="'Courier New'" style:font-family-generic="modern" style:font-pitch="fixed" fo:font-size="10pt" fo:font-weight="bold" style:font-size-asian="10pt" style:font-weight-asian="bold" style:font-size-complex="10pt" style:font-weight-complex="bold"/>
    </style:style>
    <style:style style:name="T9" style:family="text">
      <style:text-properties fo:color="#000000" fo:language="en" fo:country="US" fo:font-style="italic" fo:font-weight="bold" style:font-family-asian="'Courier New'" style:font-family-generic-asian="modern" style:font-pitch-asian="fixed" style:font-style-asian="italic" style:font-weight-asian="bold" style:font-family-complex="'Courier New'" style:font-family-generic-complex="modern" style:font-pitch-complex="fixed" style:font-style-complex="italic" style:font-weight-complex="bold"/>
    </style:style>
    <style:style style:name="T10" style:family="text">
      <style:text-properties fo:color="#000000" fo:language="en" fo:country="US" fo:font-style="italic" fo:font-weight="normal" style:font-family-asian="'Courier New'" style:font-family-generic-asian="modern" style:font-pitch-asian="fixed" style:font-style-asian="italic" style:font-weight-asian="normal" style:font-family-complex="'Courier New'" style:font-family-generic-complex="modern" style:font-pitch-complex="fixed" style:font-style-complex="italic" style:font-weight-complex="normal"/>
    </style:style>
    <style:style style:name="T11" style:family="text">
      <style:text-properties fo:font-weight="bold" style:font-weight-asian="bold"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style:font-size-asian="18pt" style:font-size-complex="18pt"/>
    </style:style>
    <style:style style:name="T14" style:family="text">
      <style:text-properties fo:font-family="'Courier New'" style:font-family-generic="modern" style:font-pitch="fixed" fo:font-size="18pt" fo:font-weight="bold" style:font-size-asian="18pt" style:font-weight-asian="bold" style:font-size-complex="18pt" style:font-weight-complex="bold"/>
    </style:style>
    <style:style style:name="T15" style:family="text">
      <style:text-properties fo:font-family="'Courier New'" style:font-family-generic="modern" style:font-pitch="fixed" fo:font-size="18pt" style:font-size-asian="18pt" style:font-size-complex="18pt"/>
    </style:style>
    <style:style style:name="T16" style:family="text">
      <style:text-properties fo:font-family="'Courier New'"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17" style:family="text">
      <style:text-properties fo:font-family="'Courier New'" style:font-family-generic="modern" style:font-pitch="fixed" fo:font-size="18pt" fo:font-style="italic" fo:font-weight="normal" style:font-size-asian="18pt" style:font-style-asian="italic" style:font-weight-asian="normal" style:font-size-complex="18pt" style:font-style-complex="italic" style:font-weight-complex="normal"/>
    </style:style>
    <style:style style:name="T18" style:family="text">
      <style:text-properties fo:color="#000000" fo:font-family="'Courier New'" style:font-family-generic="modern" style:font-pitch="fixed"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19" style:family="text">
      <style:text-properties fo:color="#000000" fo:font-family="'Courier New'" style:font-family-generic="modern" style:font-pitch="fixed"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20" style:family="text">
      <style:text-properties fo:font-family="'Courier New'" style:font-family-generic="modern" style:font-pitch="fixed" fo:font-size="18pt" fo:font-style="italic" fo:font-weight="bold" style:font-size-asian="18pt" style:font-style-asian="italic" style:font-weight-asian="bold" style:font-size-complex="18pt" style:font-style-complex="italic" style:font-weight-complex="bold"/>
    </style:style>
    <style:style style:name="T21" style:family="text">
      <style:text-properties fo:color="#008080" fo:font-size="24pt" fo:font-weight="bold" style:font-size-asian="24pt" style:font-weight-asian="bold" style:font-size-complex="24pt" style:font-weight-complex="bold"/>
    </style:style>
    <style:style style:name="T22" style:family="text">
      <style:text-properties fo:font-family="'Courier New'" style:font-family-generic="modern" style:font-pitch="fixed" fo:font-weight="bold" style:font-weight-asian="bold" style:font-weight-complex="bold"/>
    </style:style>
    <style:style style:name="T23" style:family="text">
      <style:text-properties fo:color="#008080" fo:font-size="18pt" fo:font-weight="bold" style:font-size-asian="18pt" style:font-weight-asian="bold" style:font-size-complex="18pt" style:font-weight-complex="bold"/>
    </style:style>
    <style:style style:name="T24" style:family="text">
      <style:text-properties fo:color="#000080" fo:font-size="18pt" fo:font-weight="bold" style:font-size-asian="18pt" style:font-weight-asian="bold" style:font-size-complex="18pt"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ize="15pt" style:font-size-asian="10pt" style:font-size-complex="10pt"/>
    </style:style>
    <style:style style:name="T28" style:family="text">
      <style:text-properties fo:font-size="15pt" fo:font-style="italic" style:font-size-asian="10pt" style:font-style-asian="italic" style:font-size-complex="10pt" style:font-style-complex="italic"/>
    </style:style>
    <style:style style:name="T29" style:family="text">
      <style:text-properties fo:font-size="15pt" fo:font-weight="bold" style:font-size-asian="10pt" style:font-size-complex="10pt"/>
    </style:style>
    <style:style style:name="T30" style:family="text">
      <style:text-properties fo:font-family="'Courier New'" style:font-family-generic="modern" style:font-pitch="fixed" fo:font-size="16pt" fo:font-weight="bold" style:font-size-asian="16pt" style:font-weight-asian="bold" style:font-size-complex="16pt" style:font-weight-complex="bold"/>
    </style:style>
    <style:style style:name="T31" style:family="text">
      <style:text-properties fo:font-size="40pt" fo:font-weight="bold" style:font-size-asian="40pt" style:font-weight-asian="bold" style:font-size-complex="40pt" style:font-weight-complex="bold"/>
    </style:style>
    <style:style style:name="T32" style:family="text">
      <style:text-properties style:use-window-font-color="true" style:text-outline="false" style:text-line-through-style="none" style:text-position="0% 100%" fo:font-family="'Courier New'" style:font-family-generic="modern" style:font-pitch="fixed" fo:font-size="10pt" fo:letter-spacing="normal" fo:language="en" fo:country="GB" fo:font-style="normal" fo:text-shadow="none" style:text-underline-style="none" fo:font-weight="bold" style:text-underline-mode="continuous" style:text-overline-mode="continuous" style:text-line-through-mode="continuous" style:letter-kerning="true" style:font-family-asian="SimSun" style:font-family-generic-asian="system" style:font-pitch-asian="variable"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fo:color="#00000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34" style:family="text">
      <style:text-properties fo:font-family="'Courier New'" style:font-family-generic="modern" style:font-pitch="fixed"/>
    </style:style>
    <style:style style:name="T35" style:family="text">
      <style:text-properties fo:color="#000000" fo:font-family="'Courier New'" style:font-family-generic="modern" style:font-pitch="fixed" fo:font-size="18pt"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6" style:family="text">
      <style:text-properties fo:color="#000000" fo:font-family="'Courier New'" style:font-family-generic="modern" style:font-pitch="fixed" fo:font-size="18pt"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7" style:family="text">
      <style:text-properties fo:color="#000000" fo:font-family="'Courier New'" style:font-family-generic="modern" style:font-pitch="fixed" fo:font-size="18pt"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8" style:family="text">
      <style:text-properties fo:color="#000000" fo:font-family="'Courier New'" style:font-family-generic="modern" style:font-pitch="fixed" fo:font-size="18pt" fo:language="en" fo:country="US" fo:font-style="normal"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style>
    <style:style style:name="T39"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40" style:family="text">
      <style:text-properties fo:font-family="'Courier New'" style:font-family-generic="modern" style:font-pitch="fixed" fo:font-size="18pt" fo:font-style="italic" style:font-size-asian="18pt" style:font-style-asian="italic" style:font-size-complex="18pt" style:font-style-complex="italic"/>
    </style:style>
    <style:style style:name="T41"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42" style:family="text">
      <style:text-properties fo:font-family="'Courier New'" style:font-family-generic="modern" style:font-pitch="fixed" fo:font-size="18pt" fo:font-weight="normal" style:font-size-asian="18pt" style:font-weight-asian="normal" style:font-size-complex="18pt" style:font-weight-complex="normal"/>
    </style:style>
    <style:style style:name="T43" style:family="text">
      <style:text-properties fo:color="#008080" fo:font-family="'Courier New'" style:font-family-generic="modern" style:font-pitch="fixed" fo:language="en" fo:country="US" fo:font-style="normal" fo:font-weight="bold" style:font-family-asian="'Courier New'" style:font-family-generic-asian="modern" style:font-pitch-asian="fixed" style:font-style-asian="normal" style:font-weight-asian="bold" style:font-family-complex="'Courier New'" style:font-family-generic-complex="modern" style:font-pitch-complex="fixed" style:font-style-complex="normal" style:font-weight-complex="bold"/>
    </style:style>
    <style:style style:name="T44" style:family="text">
      <style:text-properties fo:color="#ffffff" fo:font-family="'Courier New'" style:font-family-generic="modern" style:font-pitch="fixed"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onnector draw:style-name="gr1" draw:text-style-name="P1" draw:layer="layout" draw:type="line" svg:x1="18.75cm" svg:y1="64cm" svg:x2="18.75cm" svg:y2="65.4cm" draw:start-shape="id1" draw:start-glue-point="2" draw:end-shape="id2" draw:end-glue-point="0" svg:d="m18750 64000v1400">
          <text:p/>
        </draw:connector>
        <draw:rect draw:style-name="Список_20_атрибутов_20_сущносей" draw:id="id1" draw:layer="layout" svg:width="12.5cm" svg:height="4cm" svg:x="12.5cm" svg:y="60cm">
          <text:p><text:span text:style-name="T1">Name</text:span></text:p>
          <text:p><text:span text:style-name="T1">Entity</text:span></text:p>
          <text:p><text:span text:style-name="T1">Description</text:span></text:p>
          <text:p><text:span text:style-name="T1">Comments</text:span></text:p>
        </draw:rect>
        <draw:rect draw:style-name="gr2" draw:text-style-name="P2" draw:id="id42" draw:layer="layout" svg:width="12.5cm" svg:height="1cm" svg:x="12.5cm" svg:y="59cm">
          <text:p text:style-name="P1"><text:span text:style-name="T2">Named</text:span></text:p>
        </draw:rect>
        <draw:rect draw:style-name="Свойства_20_атрибутов" draw:id="id40" draw:layer="layout" svg:width="1cm" svg:height="4cm" svg:x="25cm" svg:y="60cm">
          <text:p><text:span text:style-name="T3">*</text:span></text:p>
          <text:p><text:span text:style-name="T3">*</text:span></text:p>
          <text:p><text:span text:style-name="T3">о</text:span></text:p>
          <text:p><text:span text:style-name="T3">о</text:span></text:p>
        </draw:rect>
        <draw:path draw:style-name="gr3" draw:text-style-name="P1" draw:id="id2" draw:layer="layout" svg:width="2.099cm" svg:height="1.099cm" svg:x="17.7cm" svg:y="65.4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2.166cm" svg:y1="74.971cm" svg:x2="18.301cm" svg:y2="66.5cm" draw:end-shape="id2" draw:end-glue-point="5" svg:d="m2166 74971c0-5940 16135-1705 16135-8471">
          <text:p/>
        </draw:connector>
        <draw:polyline draw:style-name="gr4" draw:text-style-name="P1" draw:layer="layout" svg:width="80.999cm" svg:height="100.499cm" svg:x="7cm" svg:y="49.5cm" svg:viewBox="0 0 81000 100500" draw:points="0,5584 81000,5584 81000,100500 2078,100500 2078,0">
          <text:p/>
        </draw:polyline>
        <draw:frame draw:style-name="gr5" draw:text-style-name="P3" draw:layer="layout" svg:width="11cm" svg:height="1.75cm" svg:x="75.5cm" svg:y="56.25cm">
          <draw:text-box>
            <text:p><text:span text:style-name="T4">Package: Codifier</text:span></text:p>
          </draw:text-box>
        </draw:frame>
        <draw:rect draw:style-name="Список_20_атрибутов_20_сущносей" draw:id="id5" draw:layer="layout" svg:width="7.5cm" svg:height="8cm" svg:x="46cm" svg:y="76.5cm">
          <draw:glue-point draw:id="4" svg:x="-5cm" svg:y="-3.701cm"/>
          <draw:glue-point draw:id="5" svg:x="-5cm" svg:y="-1.017cm"/>
          <draw:glue-point draw:id="6" svg:x="3.333cm" svg:y="5cm"/>
          <draw:glue-point draw:id="7" svg:x="-5.001cm" svg:y="1.875cm"/>
          <draw:glue-point draw:id="8" svg:x="-5cm" svg:y="-2.5cm"/>
          <text:p><text:span text:style-name="T5">Code ID</text:span><text:span text:style-name="T6"> </text:span></text:p>
          <text:p><text:span text:style-name="T7">Code type</text:span></text:p>
          <text:p><text:span text:style-name="T7">Code text</text:span></text:p>
          <text:p><text:span text:style-name="T7">Additonal field 1</text:span></text:p>
          <text:p><text:span text:style-name="T7">Additonal field 2</text:span></text:p>
          <text:p><text:span text:style-name="T7">Additonal field 3</text:span></text:p>
          <text:p><text:span text:style-name="T7">Additonal field 4</text:span></text:p>
        </draw:rect>
        <draw:rect draw:style-name="gr2" draw:text-style-name="P2" draw:id="id8" draw:layer="layout" svg:width="7.5cm" svg:height="1cm" svg:x="46cm" svg:y="75.5cm">
          <draw:glue-point draw:id="4" svg:x="3.333cm" svg:y="-5cm"/>
          <draw:glue-point draw:id="5" svg:x="-2.333cm" svg:y="-5cm"/>
          <text:p text:style-name="P1"><text:span text:style-name="T2">Code</text:span></text:p>
        </draw:rect>
        <draw:rect draw:style-name="Свойства_20_атрибутов" draw:id="id11" draw:layer="layout" svg:width="1cm" svg:height="8cm" svg:x="53.5cm" svg:y="76.5cm">
          <text:p><text:span text:style-name="T3">#</text:span></text:p>
          <text:p><text:span text:style-name="T3">*</text:span></text:p>
          <text:p><text:span text:style-name="T3">*</text:span></text:p>
          <text:p><text:span text:style-name="T3">o</text:span></text:p>
          <text:p><text:span text:style-name="T3">o</text:span></text:p>
          <text:p><text:span text:style-name="T3">o</text:span></text:p>
          <text:p><text:span text:style-name="T3">o</text:span></text:p>
        </draw:rect>
        <draw:connector draw:style-name="gr6" draw:text-style-name="P1" draw:layer="layout" svg:x1="39.541cm" svg:y1="88cm" svg:x2="36cm" svg:y2="88cm" draw:start-shape="id3" draw:start-glue-point="3" draw:end-shape="id4" draw:end-glue-point="4" svg:d="m39541 88000h-3541">
          <text:p/>
        </draw:connector>
        <draw:g draw:id="id3">
          <draw:custom-shape draw:style-name="gr7" draw:text-style-name="P4" draw:layer="layout" svg:width="2cm" svg:height="2cm" svg:x="39.541cm" svg:y="87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39.841cm" svg:y="87.3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41.541cm" svg:y1="88cm" svg:x2="46cm" svg:y2="82cm" draw:start-shape="id3" draw:start-glue-point="1" draw:end-shape="id5" draw:end-glue-point="7" svg:d="m41541 88000h2230v-6000h2229">
          <text:p/>
        </draw:connector>
        <draw:rect draw:style-name="Список_20_атрибутов_20_сущносей" draw:text-style-name="P5" draw:id="id10" draw:layer="layout" svg:width="12cm" svg:height="6cm" svg:x="61.5cm" svg:y="77.5cm">
          <draw:glue-point draw:id="4" svg:x="-5cm" svg:y="-3.701cm"/>
          <draw:glue-point draw:id="5" svg:x="-5cm" svg:y="-1.017cm"/>
          <draw:glue-point draw:id="6" svg:x="3.333cm" svg:y="5cm"/>
          <text:p><text:span text:style-name="T9">Supercode ID</text:span><text:span text:style-name="T10"> </text:span></text:p>
          <text:p><text:span text:style-name="T9">Subcode ID</text:span></text:p>
          <text:p><text:span text:style-name="T10">Default code</text:span></text:p>
          <text:p><text:span text:style-name="T7">Additonal field 1</text:span></text:p>
          <text:p><text:span text:style-name="T7">Additonal field 2</text:span></text:p>
          <text:p><text:span text:style-name="T7">Additonal field 3</text:span></text:p>
          <text:p><text:span text:style-name="T7">Additonal field 4</text:span></text:p>
        </draw:rect>
        <draw:rect draw:style-name="Свойства_20_атрибутов" draw:id="id58" draw:layer="layout" svg:width="1cm" svg:height="6cm" svg:x="73.5cm" svg:y="77.5cm">
          <text:p><text:span text:style-name="T3">#</text:span></text:p>
          <text:p><text:span text:style-name="T3">#</text:span></text:p>
          <text:p><text:span text:style-name="T3">*</text:span></text:p>
          <text:p><text:span text:style-name="T3">o</text:span></text:p>
          <text:p><text:span text:style-name="T3">o</text:span></text:p>
          <text:p><text:span text:style-name="T3">o</text:span></text:p>
          <text:p><text:span text:style-name="T3">o</text:span></text:p>
        </draw:rect>
        <draw:connector draw:style-name="gr6" draw:text-style-name="P1" draw:layer="layout" svg:x1="67.5cm" svg:y1="72.5cm" svg:x2="67.5cm" svg:y2="75.5cm" draw:start-shape="id6" draw:start-glue-point="2" draw:end-shape="id7" draw:end-glue-point="0" svg:d="m67500 72500v3000">
          <text:p/>
        </draw:connector>
        <draw:g draw:id="id6">
          <draw:custom-shape draw:style-name="gr7" draw:text-style-name="P4" draw:layer="layout" svg:width="2cm" svg:height="2cm" svg:x="66.5cm" svg:y="70.5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66.8cm" svg:y="70.8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66.5cm" svg:y1="71.5cm" svg:x2="52.249cm" svg:y2="75.5cm" draw:start-shape="id6" draw:start-glue-point="3" draw:end-shape="id8" draw:end-glue-point="4" svg:d="m66500 71500h-14251v4000">
          <text:p/>
        </draw:connector>
        <draw:g draw:id="id7">
          <draw:rect draw:style-name="Заголовок_20_сущности" draw:layer="layout" svg:width="12cm" svg:height="2cm" svg:x="61.5cm" svg:y="75.5cm">
            <text:p/>
          </draw:rect>
          <draw:rect draw:style-name="Заголовок_20_сущности" draw:layer="layout" svg:width="10.824cm" svg:height="1.428cm" svg:x="62.088cm" svg:y="75.786cm">
            <text:p><text:span text:style-name="T2">Codes tree</text:span></text:p>
          </draw:rect>
        </draw:g>
        <draw:connector draw:style-name="gr6" draw:text-style-name="P1" draw:layer="layout" svg:x1="58.8cm" svg:y1="80.5cm" svg:x2="61.5cm" svg:y2="80.5cm" draw:start-shape="id9" draw:start-glue-point="1" draw:end-shape="id10" draw:end-glue-point="3" svg:d="m58800 80500h2700">
          <text:p/>
        </draw:connector>
        <draw:g draw:id="id9">
          <draw:custom-shape draw:style-name="gr7" draw:text-style-name="P4" draw:layer="layout" svg:width="2cm" svg:height="2cm" svg:x="56.8cm" svg:y="79.5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57.1cm" svg:y="79.8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56.8cm" svg:y1="80.5cm" svg:x2="54.5cm" svg:y2="80.5cm" draw:start-shape="id9" draw:start-glue-point="3" draw:end-shape="id11" draw:end-glue-point="1" svg:d="m56800 80500h-2300">
          <text:p/>
        </draw:connector>
        <draw:rect draw:style-name="Список_20_атрибутов_20_сущносей" draw:text-style-name="P6" draw:layer="layout" svg:width="13cm" svg:height="6cm" svg:x="22cm" svg:y="83.5cm">
          <draw:glue-point draw:id="4" svg:x="-5cm" svg:y="-3.701cm"/>
          <draw:glue-point draw:id="5" svg:x="-5cm" svg:y="-1.017cm"/>
          <text:p><text:span text:style-name="T9">Code ID (that is named)</text:span></text:p>
          <text:p><text:span text:style-name="T9">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4" draw:layer="layout" svg:width="1cm" svg:height="6cm" svg:x="35cm" svg:y="83.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8">
          <draw:glue-point draw:id="4" svg:x="3.461cm" svg:y="-5cm"/>
          <draw:rect draw:style-name="Заголовок_20_сущности" draw:layer="layout" svg:width="13cm" svg:height="2cm" svg:x="22cm" svg:y="81.5cm">
            <text:p/>
          </draw:rect>
          <draw:rect draw:style-name="Заголовок_20_сущности" draw:layer="layout" svg:width="11.726cm" svg:height="1.428cm" svg:x="22.637cm" svg:y="81.786cm">
            <text:p><text:span text:style-name="T2">Code name</text:span></text:p>
          </draw:rect>
        </draw:g>
        <draw:rect draw:style-name="Кодификатор" draw:id="id12" draw:layer="layout" svg:width="9cm" svg:height="7.5cm" svg:x="38.5cm" svg:y="93cm">
          <text:p><text:span text:style-name="T11">Codes types</text:span></text:p>
          <text:p/>
          <text:p>metacodifier</text:p>
          <text:p>codifier</text:p>
          <text:p>statuses-set</text:p>
          <text:p>composite code part</text:p>
          <text:p>plain code</text:p>
          <text:p>undefined</text:p>
          <text:p>unclassified</text:p>
        </draw:rect>
        <draw:rect draw:style-name="gr2" draw:text-style-name="P1" draw:layer="layout" svg:width="26.5cm" svg:height="10cm" svg:x="10.5cm" svg:y="92cm">
          <text:p text:style-name="P7">For codes that has code_type other than "plain code",</text:p>
          <text:p text:style-name="P7">code_text field becomes constrainted to hold only unique values.</text:p>
          <text:p text:style-name="P7">Besides that, a set of subcodes in scope of 1 codifier (supercode) is also </text:p>
          <text:p text:style-name="P7">constrainted to hold only unique code_text values, even if subcodes are "plain codes".</text:p>
          <text:p text:style-name="P7"/>
          <text:p text:style-name="P7">Examples:</text:p>
          <text:p text:style-name="P7">** codifier(ID: 1; code text: A), codifier(ID: 2; code text: A) — illegal (nonunique code_text)</text:p>
          <text:p text:style-name="P7">** codifier(ID: 1; code text: A; subcodes: [x,y,z,x]) — illegal (nonunique subcodes)</text:p>
          <text:p text:style-name="P7"/>
          <text:p text:style-name="P7">Same rule holds for "codes_names" table, "name" field in scope of any 1 language of name.</text:p>
          <text:p text:style-name="P7"/>
          <text:p text:style-name="P7">These constraints are controlled by triggers.</text:p>
        </draw:rect>
        <draw:connector draw:style-name="gr9" draw:text-style-name="P1" draw:layer="layout" draw:type="line" svg:x1="43cm" svg:y1="93cm" svg:x2="49.75cm" svg:y2="84.5cm" draw:start-shape="id12" draw:start-glue-point="0" draw:end-shape="id5" draw:end-glue-point="2" svg:d="m43000 93000 6750-8500">
          <text:p/>
        </draw:connector>
        <draw:g draw:id="id13">
          <draw:custom-shape draw:style-name="gr7" draw:text-style-name="P4" draw:layer="layout" svg:width="2cm" svg:height="2cm" svg:x="41.241cm" svg:y="77.5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41.541cm" svg:y="77.8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43.241cm" svg:y1="78.5cm" svg:x2="46cm" svg:y2="78.5cm" draw:start-shape="id13" draw:start-glue-point="1" draw:end-shape="id5" draw:end-glue-point="8" svg:d="m43241 78500h2759">
          <text:p/>
        </draw:connector>
        <draw:connector draw:style-name="gr1" draw:text-style-name="P1" draw:layer="layout" draw:type="curve" svg:x1="23.5cm" svg:y1="70.5cm" svg:x2="19.299cm" svg:y2="66.5cm" draw:start-shape="id14" draw:start-glue-point="0" draw:end-shape="id2" draw:end-glue-point="4" svg:d="m23500 70500c0-2962-4201-963-4201-4000">
          <text:p/>
        </draw:connector>
        <draw:rect draw:style-name="Список_20_атрибутов_20_сущносей" draw:text-style-name="P6" draw:id="id16" draw:layer="layout" svg:width="13cm" svg:height="4.115cm" svg:x="17cm" svg:y="72.5cm">
          <draw:glue-point draw:id="4" svg:x="-5cm" svg:y="-3.701cm"/>
          <draw:glue-point draw:id="5" svg:x="-5cm" svg:y="-1.017cm"/>
          <text:p><text:span text:style-name="T9">Code of language, in which named</text:span></text:p>
          <text:p><text:span text:style-name="T7">Name</text:span></text:p>
          <text:p><text:span text:style-name="T7">Entity</text:span></text:p>
          <text:p><text:span text:style-name="T7">Description</text:span></text:p>
          <text:p><text:span text:style-name="T7">Comments</text:span></text:p>
          <text:p><text:span text:style-name="T7"/></text:p>
        </draw:rect>
        <draw:rect draw:style-name="Свойства_20_атрибутов" draw:id="id15" draw:layer="layout" svg:width="1cm" svg:height="4.115cm" svg:x="30cm" svg:y="72.5cm">
          <draw:glue-point draw:id="4" svg:x="5cm" svg:y="2.5cm"/>
          <draw:glue-point draw:id="5" svg:x="5cm" svg:y="-3.333cm"/>
          <text:p><text:span text:style-name="T3">#</text:span></text:p>
          <text:p><text:span text:style-name="T3"/></text:p>
          <text:p><text:span text:style-name="T3">#</text:span></text:p>
          <text:p><text:span text:style-name="T3">*</text:span></text:p>
          <text:p><text:span text:style-name="T3">*</text:span></text:p>
          <text:p><text:span text:style-name="T3">o</text:span></text:p>
          <text:p><text:span text:style-name="T3">o</text:span></text:p>
        </draw:rect>
        <draw:g draw:id="id14">
          <draw:glue-point draw:id="4" svg:x="3.461cm" svg:y="-5cm"/>
          <draw:rect draw:style-name="Заголовок_20_сущности" draw:layer="layout" svg:width="13cm" svg:height="2cm" svg:x="17cm" svg:y="70.5cm">
            <text:p/>
          </draw:rect>
          <draw:rect draw:style-name="Заголовок_20_сущности" draw:layer="layout" svg:width="11.726cm" svg:height="1.428cm" svg:x="17.637cm" svg:y="70.786cm">
            <text:p><text:span text:style-name="T2">Named in language</text:span></text:p>
          </draw:rect>
        </draw:g>
        <draw:connector draw:style-name="gr6" draw:text-style-name="P1" draw:layer="layout" draw:line-skew="2.38cm" svg:x1="41.241cm" svg:y1="78.5cm" svg:x2="31cm" svg:y2="73.186cm" draw:start-shape="id13" draw:start-glue-point="3" draw:end-shape="id15" draw:end-glue-point="5" svg:d="m41241 78500h-2741v-5314h-7500">
          <text:p/>
        </draw:connector>
        <draw:connector draw:style-name="gr1" draw:text-style-name="P1" draw:layer="layout" draw:type="line" svg:x1="23.5cm" svg:y1="76.615cm" svg:x2="23.5cm" svg:y2="77.7cm" draw:start-shape="id16" draw:end-shape="id17" draw:end-glue-point="0" svg:d="m23500 76615v1085">
          <text:p/>
        </draw:connector>
        <draw:path draw:style-name="gr3" draw:text-style-name="P1" draw:id="id17" draw:layer="layout" svg:width="2.099cm" svg:height="1.099cm" svg:x="22.45cm" svg:y="77.7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 draw:text-style-name="P1" draw:layer="layout" draw:type="curve" svg:x1="3.512cm" svg:y1="84.862cm" svg:x2="23.051cm" svg:y2="78.8cm" draw:end-shape="id17" draw:end-glue-point="5" svg:d="m3512 84862c0-4134 19539-1103 19539-6062">
          <text:p/>
        </draw:connector>
        <draw:connector draw:style-name="gr1" draw:text-style-name="P1" draw:layer="layout" draw:type="curve" svg:x1="28.5cm" svg:y1="81.5cm" svg:x2="24.049cm" svg:y2="78.8cm" draw:start-shape="id18" draw:start-glue-point="0" draw:end-shape="id17" draw:end-glue-point="4" svg:d="m28500 81500c0-1987-4451-638-4451-2700">
          <text:p/>
        </draw:connector>
        <draw:connector draw:style-name="gr10" draw:text-style-name="P1" draw:layer="layout" draw:type="curve" draw:line-skew="-0.12cm" svg:x1="41.241cm" svg:y1="78.5cm" svg:x2="36cm" svg:y2="84.501cm" draw:start-shape="id13" draw:end-shape="id4" draw:end-glue-point="5" svg:d="m41241 78500c-4111 0-1491 6001-5241 6001">
          <text:p/>
        </draw:connector>
        <draw:ellipse draw:style-name="gr11" draw:text-style-name="P1" draw:id="id19" draw:layer="layout" svg:width="4.5cm" svg:height="2.5cm" svg:x="32.388cm" svg:y="121cm">
          <text:p text:style-name="P1">Root</text:p>
          <text:p text:style-name="P1">ID: 0</text:p>
        </draw:ellipse>
        <draw:ellipse draw:style-name="gr11" draw:text-style-name="P1" draw:id="id20" draw:layer="layout" svg:width="5.5cm" svg:height="2.435cm" svg:x="15.388cm" svg:y="126.5cm">
          <text:p text:style-name="P1">Usual codifiers</text:p>
          <text:p text:style-name="P1">ID: 1</text:p>
        </draw:ellipse>
        <draw:connector draw:style-name="gr12" draw:text-style-name="P1" draw:layer="layout" draw:type="line" svg:x1="34.638cm" svg:y1="123.5cm" svg:x2="18.138cm" svg:y2="126.5cm" draw:start-shape="id19" draw:start-glue-point="2" draw:end-shape="id20" draw:end-glue-point="0" svg:d="m34638 123500-16500 3000">
          <text:p/>
        </draw:connector>
        <draw:ellipse draw:style-name="gr11" draw:text-style-name="P1" draw:id="id21" draw:layer="layout" svg:width="5.5cm" svg:height="2.435cm" svg:x="22.088cm" svg:y="126.5cm">
          <text:p text:style-name="P1">Statuses sets</text:p>
          <text:p text:style-name="P1">ID: 2</text:p>
        </draw:ellipse>
        <draw:connector draw:style-name="gr13" draw:text-style-name="P1" draw:layer="layout" draw:type="line" svg:x1="34.638cm" svg:y1="123.5cm" svg:x2="24.838cm" svg:y2="126.5cm" draw:start-shape="id19" draw:start-glue-point="2" draw:end-shape="id21" draw:end-glue-point="0" svg:d="m34638 123500-9800 3000">
          <text:p/>
        </draw:connector>
        <draw:ellipse draw:style-name="gr11" draw:text-style-name="P1" draw:id="id22" draw:layer="layout" svg:width="5.5cm" svg:height="2.435cm" svg:x="28.388cm" svg:y="126.5cm">
          <text:p text:style-name="P1">Complex codes</text:p>
          <text:p text:style-name="P1">ID: 3</text:p>
        </draw:ellipse>
        <draw:connector draw:style-name="gr14" draw:text-style-name="P1" draw:layer="layout" draw:type="line" svg:x1="34.638cm" svg:y1="123.5cm" svg:x2="31.138cm" svg:y2="126.5cm" draw:start-shape="id19" draw:start-glue-point="2" draw:end-shape="id22" draw:end-glue-point="0" svg:d="m34638 123500-3500 3000">
          <text:p/>
        </draw:connector>
        <draw:ellipse draw:style-name="gr11" draw:text-style-name="P1" draw:id="id23" draw:layer="layout" svg:width="6cm" svg:height="2.435cm" svg:x="41.888cm" svg:y="126.5cm">
          <text:p text:style-name="P1">System codifiers</text:p>
          <text:p text:style-name="P1">ID: 4</text:p>
        </draw:ellipse>
        <draw:ellipse draw:style-name="gr11" draw:text-style-name="P1" draw:id="id24" draw:layer="layout" svg:width="7.5cm" svg:height="2cm" svg:x="57.388cm" svg:y="132.25cm">
          <text:p text:style-name="P1">Languages</text:p>
          <text:p text:style-name="P1">ID: 6</text:p>
        </draw:ellipse>
        <draw:connector draw:style-name="gr15" draw:text-style-name="P1" draw:layer="layout" draw:type="line" svg:x1="44.888cm" svg:y1="128.935cm" svg:x2="61.138cm" svg:y2="132.25cm" draw:start-shape="id23" draw:start-glue-point="2" draw:end-shape="id24" draw:end-glue-point="0" svg:d="m44888 128935 16250 3315">
          <text:p/>
        </draw:connector>
        <draw:ellipse draw:style-name="gr11" draw:text-style-name="P1" draw:id="id25" draw:layer="layout" svg:width="9cm" svg:height="3cm" svg:x="32.788cm" svg:y="131.75cm">
          <text:p text:style-name="P1">Common nominal codes sets</text:p>
          <text:p text:style-name="P1">ID: 5</text:p>
        </draw:ellipse>
        <draw:connector draw:style-name="gr16" draw:text-style-name="P1" draw:layer="layout" draw:type="line" svg:x1="44.888cm" svg:y1="128.935cm" svg:x2="37.288cm" svg:y2="131.75cm" draw:start-shape="id23" draw:start-glue-point="2" draw:end-shape="id25" draw:end-glue-point="0" svg:d="m44888 128935-7600 2815">
          <text:p/>
        </draw:connector>
        <draw:connector draw:style-name="gr17" draw:text-style-name="P1" draw:layer="layout" draw:type="line" svg:x1="34.638cm" svg:y1="123.5cm" svg:x2="44.888cm" svg:y2="126.5cm" draw:start-shape="id19" draw:start-glue-point="2" draw:end-shape="id23" draw:end-glue-point="0" svg:d="m34638 123500 10250 3000">
          <text:p/>
        </draw:connector>
        <draw:ellipse draw:style-name="gr18" draw:id="id26" draw:layer="layout" svg:width="3.5cm" svg:height="2.5cm" svg:x="37.555cm" svg:y="138.75cm">
          <text:p>error</text:p>
          <text:p>ID: 52</text:p>
        </draw:ellipse>
        <draw:connector draw:style-name="gr19" draw:text-style-name="P1" draw:layer="layout" draw:type="line" svg:x1="37.288cm" svg:y1="134.75cm" svg:x2="39.305cm" svg:y2="138.75cm" draw:start-shape="id25" draw:start-glue-point="2" draw:end-shape="id26" draw:end-glue-point="0" svg:d="m37288 134750 2017 4000">
          <text:p/>
        </draw:connector>
        <draw:ellipse draw:style-name="gr18" draw:id="id27" draw:layer="layout" svg:width="4.5cm" svg:height="2.5cm" svg:x="41.888cm" svg:y="138.75cm">
          <text:p>ambiguous</text:p>
          <text:p>ID: 53</text:p>
        </draw:ellipse>
        <draw:connector draw:style-name="gr20" draw:text-style-name="P1" draw:layer="layout" draw:type="line" svg:x1="37.288cm" svg:y1="134.75cm" svg:x2="44.138cm" svg:y2="138.75cm" draw:start-shape="id25" draw:start-glue-point="2" draw:end-shape="id27" draw:end-glue-point="0" svg:d="m37288 134750 6850 4000">
          <text:p/>
        </draw:connector>
        <draw:ellipse draw:style-name="gr18" draw:id="id28" draw:layer="layout" svg:width="4.5cm" svg:height="2.5cm" svg:x="32.721cm" svg:y="138.75cm">
          <text:p>unclassified</text:p>
          <text:p>ID: 51</text:p>
        </draw:ellipse>
        <draw:connector draw:style-name="gr19" draw:text-style-name="P1" draw:layer="layout" draw:type="line" svg:x1="37.288cm" svg:y1="134.75cm" svg:x2="34.971cm" svg:y2="138.75cm" draw:start-shape="id25" draw:start-glue-point="2" draw:end-shape="id28" draw:end-glue-point="0" svg:d="m37288 134750-2317 4000">
          <text:p/>
        </draw:connector>
        <draw:ellipse draw:style-name="gr18" draw:id="id29" draw:layer="layout" svg:width="4.5cm" svg:height="2.5cm" svg:x="27.388cm" svg:y="138.75cm">
          <text:p>undefined</text:p>
          <text:p>ID: 50</text:p>
        </draw:ellipse>
        <draw:connector draw:style-name="gr19" draw:text-style-name="P1" draw:layer="layout" draw:type="line" svg:x1="37.288cm" svg:y1="134.75cm" svg:x2="29.638cm" svg:y2="138.75cm" draw:start-shape="id25" draw:start-glue-point="2" draw:end-shape="id29" draw:end-glue-point="0" svg:d="m37288 134750-7650 4000">
          <text:p/>
        </draw:connector>
        <draw:ellipse draw:style-name="gr18" draw:id="id30" draw:layer="layout" svg:width="3.5cm" svg:height="2.5cm" svg:x="59.388cm" svg:y="138.75cm">
          <text:p>spa</text:p>
          <text:p>ID: 9002</text:p>
        </draw:ellipse>
        <draw:connector draw:style-name="gr19" draw:text-style-name="P1" draw:layer="layout" draw:type="line" svg:x1="61.138cm" svg:y1="134.25cm" svg:x2="61.138cm" svg:y2="138.75cm" draw:start-shape="id24" draw:start-glue-point="2" draw:end-shape="id30" draw:end-glue-point="0" svg:d="m61138 134250v4500">
          <text:p/>
        </draw:connector>
        <draw:ellipse draw:style-name="gr18" draw:id="id31" draw:layer="layout" svg:width="4.5cm" svg:height="2.5cm" svg:x="63.542cm" svg:y="138.75cm">
          <text:p>fra</text:p>
          <text:p>ID: 9003</text:p>
        </draw:ellipse>
        <draw:connector draw:style-name="gr20" draw:text-style-name="P1" draw:layer="layout" draw:type="line" svg:x1="61.138cm" svg:y1="134.25cm" svg:x2="65.792cm" svg:y2="138.75cm" draw:start-shape="id24" draw:start-glue-point="2" draw:end-shape="id31" draw:end-glue-point="0" svg:d="m61138 134250 4654 4500">
          <text:p/>
        </draw:connector>
        <draw:ellipse draw:style-name="gr18" draw:id="id32" draw:layer="layout" svg:width="4.5cm" svg:height="2.5cm" svg:x="54.375cm" svg:y="138.75cm">
          <text:p>rus</text:p>
          <text:p>ID: 9001</text:p>
        </draw:ellipse>
        <draw:connector draw:style-name="gr19" draw:text-style-name="P1" draw:layer="layout" draw:type="line" svg:x1="61.138cm" svg:y1="134.25cm" svg:x2="56.625cm" svg:y2="138.75cm" draw:start-shape="id24" draw:start-glue-point="2" draw:end-shape="id32" draw:end-glue-point="0" svg:d="m61138 134250-4513 4500">
          <text:p/>
        </draw:connector>
        <draw:ellipse draw:style-name="gr18" draw:id="id33" draw:layer="layout" svg:width="4.5cm" svg:height="2.5cm" svg:x="49.042cm" svg:y="138.75cm">
          <text:p>eng</text:p>
          <text:p>ID: 9000</text:p>
        </draw:ellipse>
        <draw:connector draw:style-name="gr19" draw:text-style-name="P1" draw:layer="layout" draw:type="line" svg:x1="61.138cm" svg:y1="134.25cm" svg:x2="51.292cm" svg:y2="138.75cm" draw:start-shape="id24" draw:start-glue-point="2" draw:end-shape="id33" draw:end-glue-point="0" svg:d="m61138 134250-9846 4500">
          <text:p/>
        </draw:connector>
        <draw:ellipse draw:style-name="gr18" draw:id="id34" draw:layer="layout" svg:width="4.5cm" svg:height="2.5cm" svg:x="68.575cm" svg:y="138.75cm">
          <text:p>deu</text:p>
          <text:p>ID: 9004</text:p>
        </draw:ellipse>
        <draw:connector draw:style-name="gr20" draw:text-style-name="P1" draw:layer="layout" draw:type="line" svg:x1="61.138cm" svg:y1="134.25cm" svg:x2="70.825cm" svg:y2="138.75cm" draw:start-shape="id24" draw:start-glue-point="2" draw:end-shape="id34" draw:end-glue-point="0" svg:d="m61138 134250 9687 4500">
          <text:p/>
        </draw:connector>
        <draw:custom-shape draw:style-name="gr21" draw:text-style-name="P1" draw:id="id35" draw:layer="layout" svg:width="9.9cm" svg:height="3.5cm" svg:x="14.388cm" svg:y="134.5cm">
          <text:p text:style-name="P1">For use in user's domain</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2" draw:text-style-name="P1" draw:layer="layout" draw:type="line" svg:x1="19.338cm" svg:y1="134.5cm" svg:x2="18.138cm" svg:y2="128.935cm" draw:start-shape="id35" draw:start-glue-point="0" draw:end-shape="id20" draw:end-glue-point="2" svg:d="m19338 134500-1200-5565">
          <text:p/>
        </draw:connector>
        <draw:connector draw:style-name="gr23" draw:text-style-name="P1" draw:layer="layout" draw:type="line" svg:x1="19.338cm" svg:y1="134.5cm" svg:x2="24.838cm" svg:y2="128.935cm" draw:start-shape="id35" draw:start-glue-point="0" draw:end-shape="id21" draw:end-glue-point="2" svg:d="m19338 134500 5500-5565">
          <text:p/>
        </draw:connector>
        <draw:connector draw:style-name="gr22" draw:text-style-name="P1" draw:layer="layout" draw:type="line" svg:x1="19.338cm" svg:y1="134.5cm" svg:x2="31.138cm" svg:y2="128.935cm" draw:start-shape="id35" draw:start-glue-point="0" draw:end-shape="id22" draw:end-glue-point="2" svg:d="m19338 134500 11800-5565">
          <text:p/>
        </draw:connector>
        <draw:custom-shape draw:style-name="gr21" draw:text-style-name="P1" draw:id="id36" draw:layer="layout" svg:width="9.9cm" svg:height="3.5cm" svg:x="42.129cm" svg:y="120cm">
          <text:p text:style-name="P1">Used by package itself</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22" draw:text-style-name="P1" draw:layer="layout" draw:type="line" svg:x1="47.079cm" svg:y1="123.5cm" svg:x2="44.888cm" svg:y2="126.5cm" draw:start-shape="id36" draw:start-glue-point="2" draw:end-shape="id23" draw:end-glue-point="0" svg:d="m47079 123500-2191 3000">
          <text:p/>
        </draw:connector>
        <draw:frame draw:style-name="gr5" draw:text-style-name="P1" draw:layer="layout" svg:width="6.5cm" svg:height="1.75cm" svg:x="39cm" svg:y="75.475cm">
          <draw:text-box>
            <text:p text:style-name="P1"><text:span text:style-name="T9">Code of language, in which named</text:span></text:p>
          </draw:text-box>
        </draw:frame>
        <draw:frame draw:style-name="gr5" draw:text-style-name="P1" draw:layer="layout" svg:width="6.5cm" svg:height="1.75cm" svg:x="37.5cm" svg:y="89cm">
          <draw:text-box>
            <text:p text:style-name="P1"><text:span text:style-name="T9">Code that is named</text:span></text:p>
          </draw:text-box>
        </draw:frame>
        <draw:ellipse draw:style-name="gr11" draw:text-style-name="P1" draw:id="id37" draw:layer="layout" svg:width="9cm" svg:height="3cm" svg:x="74.389cm" svg:y="131.75cm">
          <text:p text:style-name="P1">Entities</text:p>
          <text:p text:style-name="P1">ID: 7</text:p>
        </draw:ellipse>
        <draw:connector draw:style-name="gr16" draw:text-style-name="P1" draw:layer="layout" draw:type="line" svg:x1="44.888cm" svg:y1="128.935cm" svg:x2="78.889cm" svg:y2="131.75cm" draw:end-shape="id37" draw:end-glue-point="0" svg:d="m44888 128935 34001 2815">
          <text:p/>
        </draw:connector>
        <draw:ellipse draw:style-name="gr18" draw:id="id38" draw:layer="layout" svg:width="3.5cm" svg:height="2.5cm" svg:x="77.139cm" svg:y="138.75cm">
          <text:p>code</text:p>
          <text:p>ID: 9500</text:p>
        </draw:ellipse>
        <draw:connector draw:style-name="gr19" draw:text-style-name="P1" draw:layer="layout" draw:type="line" svg:x1="78.889cm" svg:y1="134.75cm" svg:x2="78.889cm" svg:y2="138.75cm" draw:start-shape="id37" draw:start-glue-point="2" draw:end-shape="id38" draw:end-glue-point="0" svg:d="m78889 134750v4000">
          <text:p/>
        </draw:connector>
        <draw:custom-shape draw:style-name="gr21" draw:text-style-name="P1" draw:layer="layout" svg:width="9.9cm" svg:height="3.5cm" svg:x="57.888cm" svg:y="143cm">
          <text:p text:style-name="P1">Languages use special </text:p>
          <text:p text:style-name="P1">IDs sequence called </text:p>
          <text:p text:style-name="P1">"languag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 draw:layer="layout" svg:width="9.9cm" svg:height="3.5cm" svg:x="74.1cm" svg:y="142.239cm">
          <text:p text:style-name="P1">Entities use special </text:p>
          <text:p text:style-name="P1">IDs sequence called </text:p>
          <text:p text:style-name="P1">"entities_ids_seq"</text:p>
          <draw:enhanced-geometry svg:viewBox="0 0 21600 21600" draw:text-areas="3000 3320 17110 17330" draw:type="cloud-callout" draw:modifiers="11272.3159276841 1178.406169665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6" draw:text-style-name="P1" draw:layer="layout" svg:x1="47cm" svg:y1="62cm" svg:x2="26cm" svg:y2="62cm" draw:start-shape="id39" draw:start-glue-point="3" draw:end-shape="id40" draw:end-glue-point="1" svg:d="m47000 62000h-21000">
          <text:p/>
        </draw:connector>
        <draw:g draw:id="id39">
          <draw:custom-shape draw:style-name="gr7" draw:text-style-name="P4" draw:layer="layout" svg:width="2cm" svg:height="2cm" svg:x="47cm" svg:y="61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47.3cm" svg:y="61.3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48cm" svg:y1="63cm" svg:x2="48.001cm" svg:y2="75.5cm" draw:start-shape="id39" draw:start-glue-point="2" draw:end-shape="id8" draw:end-glue-point="5" svg:d="m48000 63000v6251h1v6249">
          <text:p/>
        </draw:connector>
        <draw:frame draw:style-name="gr5" draw:text-style-name="P1" draw:layer="layout" svg:width="6.5cm" svg:height="1.75cm" svg:x="44.677cm" svg:y="59.029cm">
          <draw:text-box>
            <text:p text:style-name="P1"><text:span text:style-name="T9">Code of entity, which is named</text:span></text:p>
          </draw:text-box>
        </draw:frame>
        <draw:connector draw:style-name="gr10" draw:text-style-name="P1" draw:layer="layout" draw:type="curve" svg:x1="47cm" svg:y1="62cm" svg:x2="27.999cm" svg:y2="70.5cm" draw:start-shape="id39" draw:start-glue-point="3" draw:end-shape="id14" draw:end-glue-point="4" svg:d="m47000 62000c-12668 0-19001 2833-19001 8500">
          <text:p/>
        </draw:connector>
        <draw:connector draw:style-name="gr10" draw:text-style-name="P1" draw:layer="layout" draw:type="curve" svg:x1="47cm" svg:y1="62cm" svg:x2="32.999cm" svg:y2="81.5cm" draw:start-shape="id39" draw:start-glue-point="3" draw:end-shape="id18" draw:end-glue-point="4" svg:d="m47000 62000c-9334 0-14001 6500-14001 19500">
          <text:p/>
        </draw:connector>
        <draw:connector draw:style-name="Привязка_20_кодификатора" draw:layer="layout" draw:type="line" svg:x1="16cm" svg:y1="76cm" svg:x2="17cm" svg:y2="74.139cm" draw:end-shape="id16" draw:end-glue-point="5" svg:d="m16000 76000 1000-1861">
          <text:p/>
        </draw:connector>
        <draw:connector draw:style-name="Привязка_20_кодификатора" draw:layer="layout" draw:type="line" svg:x1="30cm" svg:y1="58.5cm" svg:x2="25cm" svg:y2="59.5cm" draw:start-shape="id41" draw:start-glue-point="3" draw:end-shape="id42" draw:end-glue-point="1" svg:d="m30000 58500-5000 1000">
          <text:p/>
        </draw:connector>
        <draw:rect draw:style-name="gr24" draw:text-style-name="P9" draw:layer="layout" svg:width="6cm" svg:height="8cm" svg:x="10cm" svg:y="71.5cm">
          <text:p><text:span text:style-name="T12">Languages:</text:span></text:p>
          <text:p><text:span text:style-name="T12"/></text:p>
          <text:p><text:span text:style-name="T13">eng</text:span></text:p>
          <text:p><text:span text:style-name="T13">rus</text:span></text:p>
          <text:p><text:span text:style-name="T13">spa</text:span></text:p>
          <text:p><text:span text:style-name="T13">fra</text:span></text:p>
          <text:p><text:span text:style-name="T13">deu</text:span></text:p>
          <text:p><text:span text:style-name="T13"/></text:p>
          <text:p text:style-name="P8"><text:span text:style-name="T13">undefined</text:span></text:p>
          <text:p text:style-name="P8"><text:span text:style-name="T13">unclassified</text:span></text:p>
        </draw:rect>
        <draw:rect draw:style-name="gr24" draw:text-style-name="P10" draw:id="id41" draw:layer="layout" svg:width="7.5cm" svg:height="3cm" svg:x="30cm" svg:y="57cm">
          <text:p><text:span text:style-name="T14">Named entities:</text:span></text:p>
          <text:p><text:span text:style-name="T14"/></text:p>
          <text:p><text:span text:style-name="T15">code</text:span></text:p>
        </draw:rect>
        <draw:rect draw:style-name="gr25" draw:text-style-name="P10" draw:id="id46" draw:layer="layout" svg:width="11.5cm" svg:height="5cm" svg:x="62cm" svg:y="91cm">
          <text:p text:style-name="P7"><text:span text:style-name="T16">Dedicated codifier-table ID</text:span></text:p>
          <text:p><text:span text:style-name="T17"/></text:p>
          <text:p><text:span text:style-name="T17">Codifier ID</text:span></text:p>
          <text:p><text:span text:style-name="T17">Codifier text</text:span></text:p>
          <text:p><text:span text:style-name="T17">Table OID </text:span></text:p>
          <text:p><text:span text:style-name="T15">Full indexing?</text:span></text:p>
        </draw:rect>
        <draw:rect draw:style-name="gr25" draw:text-style-name="P10" draw:id="id43" draw:layer="layout" svg:width="1cm" svg:height="5cm" svg:x="73.5cm" svg:y="91cm">
          <draw:glue-point draw:id="4" svg:x="5cm" svg:y="-3cm"/>
          <draw:glue-point draw:id="5" svg:x="5cm" svg:y="3cm"/>
          <text:p><text:span text:style-name="T18">#</text:span></text:p>
          <text:p><text:span text:style-name="T18"/></text:p>
          <text:p><text:span text:style-name="T18">*</text:span></text:p>
          <text:p><text:span text:style-name="T18">*</text:span></text:p>
          <text:p><text:span text:style-name="T18">*</text:span></text:p>
          <text:p><text:span text:style-name="T19">*</text:span></text:p>
        </draw:rect>
        <draw:connector draw:style-name="gr26" draw:layer="layout" svg:x1="74.5cm" svg:y1="92cm" svg:x2="90cm" svg:y2="92cm" draw:start-shape="id43" draw:start-glue-point="4" draw:end-shape="id44" draw:end-glue-point="3" svg:d="m74500 92000h15500">
          <text:p/>
        </draw:connector>
        <draw:rect draw:style-name="standard" draw:id="id54" draw:layer="layout" svg:width="11.5cm" svg:height="2.5cm" svg:x="62cm" svg:y="88.5cm">
          <text:p/>
        </draw:rect>
        <draw:rect draw:style-name="gr27" draw:text-style-name="P11" draw:layer="layout" svg:width="10.5cm" svg:height="1.5cm" svg:x="62.5cm" svg:y="89cm">
          <text:p text:style-name="P1"><text:span text:style-name="T14">Dedicated </text:span></text:p>
          <text:p text:style-name="P1"><text:span text:style-name="T14">codifier-table</text:span></text:p>
        </draw:rect>
        <draw:connector draw:style-name="gr6" draw:text-style-name="P1" draw:layer="layout" svg:x1="57.1cm" svg:y1="93.5cm" svg:x2="62cm" svg:y2="93.5cm" draw:start-shape="id45" draw:start-glue-point="1" draw:end-shape="id46" draw:end-glue-point="3" svg:d="m57100 93500h4900">
          <text:p/>
        </draw:connector>
        <draw:g draw:id="id45">
          <draw:custom-shape draw:style-name="gr7" draw:text-style-name="P4" draw:layer="layout" svg:width="2cm" svg:height="2cm" svg:x="55.1cm" svg:y="92.5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55.4cm" svg:y="92.8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55.1cm" svg:y1="93.5cm" svg:x2="54cm" svg:y2="84.5cm" draw:start-shape="id45" draw:start-glue-point="3" draw:end-shape="id11" draw:end-glue-point="2" svg:d="m55100 93500h-1100v-9000">
          <text:p/>
        </draw:connector>
        <draw:rect draw:style-name="gr2" draw:text-style-name="P2" draw:id="id44" draw:layer="layout" svg:width="11.5cm" svg:height="2cm" svg:x="90cm" svg:y="91cm">
          <draw:glue-point draw:id="4" svg:x="3.333cm" svg:y="-5cm"/>
          <draw:glue-point draw:id="5" svg:x="-2.333cm" svg:y="-5cm"/>
          <text:p text:style-name="P1"><text:span text:style-name="T2">System catalog: pg_class</text:span></text:p>
        </draw:rect>
        <draw:polyline draw:style-name="gr28" draw:text-style-name="P1" draw:layer="layout" svg:width="24.499cm" svg:height="17.499cm" svg:x="53.5cm" svg:y="101.6cm" svg:viewBox="0 0 24500 17500" draw:points="0,970 24500,970 24500,17500 629,17500 629,0">
          <text:p/>
        </draw:polyline>
        <draw:rect draw:style-name="gr29" draw:text-style-name="P10" draw:id="id48" draw:layer="layout" svg:width="8.5cm" svg:height="3cm" svg:x="62cm" svg:y="107cm">
          <text:p><text:span text:style-name="T20">Code ID</text:span></text:p>
          <text:p><text:span text:style-name="T20">Code text</text:span></text:p>
        </draw:rect>
        <draw:rect draw:style-name="gr29" draw:text-style-name="P10" draw:id="id51" draw:layer="layout" svg:width="1cm" svg:height="3cm" svg:x="70.5cm" svg:y="107cm">
          <text:p><text:span text:style-name="T18">##</text:span></text:p>
          <text:p><text:span text:style-name="T18">#</text:span></text:p>
          <text:p><text:span text:style-name="T18"/></text:p>
        </draw:rect>
        <draw:rect draw:style-name="gr30" draw:id="id56" draw:layer="layout" svg:width="8.5cm" svg:height="2.5cm" svg:x="62cm" svg:y="104.5cm">
          <text:p/>
        </draw:rect>
        <draw:rect draw:style-name="gr31" draw:text-style-name="P11" draw:layer="layout" svg:width="7cm" svg:height="1.5cm" svg:x="62.5cm" svg:y="105cm">
          <text:p text:style-name="P1"><text:span text:style-name="T14">Dedicated </text:span></text:p>
          <text:p text:style-name="P1"><text:span text:style-name="T14">codifier-table</text:span></text:p>
        </draw:rect>
        <draw:rect draw:style-name="gr31" draw:text-style-name="P11" draw:id="id59" draw:layer="layout" svg:width="1cm" svg:height="2.5cm" svg:x="69.5cm" svg:y="104.5cm">
          <text:p text:style-name="P1"><text:span text:style-name="T14">2</text:span></text:p>
        </draw:rect>
        <draw:rect draw:style-name="gr25" draw:text-style-name="P10" draw:id="id50" draw:layer="layout" svg:width="8.5cm" svg:height="3cm" svg:x="62cm" svg:y="113.5cm">
          <text:p><text:span text:style-name="T20">Code ID</text:span></text:p>
          <text:p><text:span text:style-name="T20">Code text</text:span></text:p>
        </draw:rect>
        <draw:rect draw:style-name="gr25" draw:text-style-name="P10" draw:id="id52" draw:layer="layout" svg:width="1cm" svg:height="3cm" svg:x="70.5cm" svg:y="113.5cm">
          <text:p><text:span text:style-name="T18">##</text:span></text:p>
          <text:p><text:span text:style-name="T18">#</text:span></text:p>
          <text:p><text:span text:style-name="T18"/></text:p>
        </draw:rect>
        <draw:rect draw:style-name="standard" draw:id="id55" draw:layer="layout" svg:width="8.5cm" svg:height="2.5cm" svg:x="62cm" svg:y="111cm">
          <text:p/>
        </draw:rect>
        <draw:rect draw:style-name="gr27" draw:text-style-name="P11" draw:layer="layout" svg:width="7cm" svg:height="1.5cm" svg:x="62.5cm" svg:y="111.5cm">
          <text:p text:style-name="P1"><text:span text:style-name="T14">Languages</text:span></text:p>
        </draw:rect>
        <draw:rect draw:style-name="gr27" draw:text-style-name="P11" draw:id="id60" draw:layer="layout" svg:width="1cm" svg:height="2.5cm" svg:x="69.5cm" svg:y="111cm">
          <text:p text:style-name="P1"><text:span text:style-name="T14">2</text:span></text:p>
        </draw:rect>
        <draw:connector draw:style-name="gr32" draw:text-style-name="P1" draw:layer="layout" svg:x1="57.1cm" svg:y1="108.5cm" svg:x2="62cm" svg:y2="108.5cm" draw:start-shape="id47" draw:start-glue-point="1" draw:end-shape="id48" draw:end-glue-point="3" svg:d="m57100 108500h4900">
          <text:p/>
        </draw:connector>
        <draw:g draw:id="id47">
          <draw:custom-shape draw:style-name="gr33" draw:text-style-name="P4" draw:layer="layout" svg:width="2cm" svg:height="2cm" svg:x="55.1cm" svg:y="107.5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33" draw:text-style-name="P4" draw:layer="layout" svg:width="1.4cm" svg:height="1.4cm" svg:x="55.4cm" svg:y="107.8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34" draw:text-style-name="P1" draw:layer="layout" svg:x1="55.1cm" svg:y1="108.5cm" svg:x2="52.249cm" svg:y2="84.5cm" draw:start-shape="id47" draw:start-glue-point="3" draw:end-shape="id5" draw:end-glue-point="6" svg:d="m55100 108500h-2851v-24000">
          <text:p/>
        </draw:connector>
        <draw:connector draw:style-name="gr6" draw:text-style-name="P1" draw:layer="layout" svg:x1="57.101cm" svg:y1="115cm" svg:x2="62cm" svg:y2="115cm" draw:start-shape="id49" draw:start-glue-point="1" draw:end-shape="id50" draw:end-glue-point="3" svg:d="m57101 115000h4899">
          <text:p/>
        </draw:connector>
        <draw:g draw:id="id49">
          <draw:custom-shape draw:style-name="gr7" draw:text-style-name="P4" draw:layer="layout" svg:width="2cm" svg:height="2cm" svg:x="55.101cm" svg:y="114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custom-shape draw:style-name="gr7" draw:text-style-name="P4" draw:layer="layout" svg:width="1.4cm" svg:height="1.4cm" svg:x="55.401cm" svg:y="114.3cm">
            <text:p text:style-name="P1"><text:span text:style-name="T8"><text:s/></text:span></text:p>
            <draw:enhanced-geometry svg:viewBox="0 0 21600 21600" draw:mirror-horizontal="true" draw:mirror-vertical="false" draw:glue-points="10800 0 0 10800 10800 21600 21600 10800" draw:text-areas="5400 5400 16200 16200" draw:type="diamond" draw:enhanced-path="M 10800 0 L 21600 10800 10800 21600 0 10800 10800 0 Z N"/>
          </draw:custom-shape>
        </draw:g>
        <draw:connector draw:style-name="gr8" draw:text-style-name="P1" draw:layer="layout" svg:x1="55.101cm" svg:y1="115cm" svg:x2="49.75cm" svg:y2="84.5cm" draw:start-shape="id49" draw:start-glue-point="3" draw:end-shape="id5" draw:end-glue-point="2" svg:d="m55101 115000h-5351v-30500">
          <text:p/>
        </draw:connector>
        <draw:connector draw:style-name="gr35" draw:layer="layout" svg:x1="71.5cm" svg:y1="108.5cm" svg:x2="74cm" svg:y2="96cm" draw:start-shape="id51" draw:start-glue-point="1" draw:end-shape="id43" draw:end-glue-point="2" svg:d="m71500 108500h2500v-12500">
          <text:p/>
        </draw:connector>
        <draw:connector draw:style-name="gr26" draw:layer="layout" draw:line-skew="1.499cm" svg:x1="71.5cm" svg:y1="115cm" svg:x2="74.5cm" svg:y2="95cm" draw:start-shape="id52" draw:start-glue-point="1" draw:end-shape="id43" draw:end-glue-point="5" svg:d="m71500 115000h5000v-20000h-2000">
          <text:p/>
        </draw:connector>
        <draw:frame draw:style-name="gr5" draw:text-style-name="P12" draw:layer="layout" svg:width="12cm" svg:height="1.75cm" svg:x="66cm" svg:y="117cm">
          <draw:text-box>
            <text:p><text:span text:style-name="T21">Dedicated codifier- tables</text:span></text:p>
          </draw:text-box>
        </draw:frame>
        <draw:custom-shape draw:style-name="gr36" draw:text-style-name="P13" draw:id="id53" draw:layer="layout" svg:width="5.5cm" svg:height="3.5cm" svg:x="54.7cm" svg:y="85.8cm">
          <text:p text:style-name="P1"><text:span text:style-name="T22">AFTER INSERT UPDATE</text:span></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onnector draw:style-name="gr9" draw:text-style-name="P1" draw:layer="layout" draw:type="line" svg:x1="57.45cm" svg:y1="85.8cm" svg:x2="54.25cm" svg:y2="84.5cm" draw:start-shape="id53" draw:start-glue-point="0" svg:d="m57450 85800-3200-1300">
          <text:p/>
        </draw:connector>
        <draw:connector draw:style-name="gr37" draw:text-style-name="P1" draw:layer="layout" draw:type="curve" svg:x1="57.45cm" svg:y1="89.3cm" svg:x2="62cm" svg:y2="89.75cm" draw:start-shape="id53" draw:start-glue-point="2" draw:end-shape="id54" draw:end-glue-point="3" svg:d="m57450 89300c0 753 1826 627 2626 551s576-101 1924-101">
          <text:p/>
        </draw:connector>
        <draw:connector draw:style-name="gr37" draw:text-style-name="P1" draw:layer="layout" draw:type="curve" svg:x1="57.45cm" svg:y1="89.3cm" svg:x2="62cm" svg:y2="112.25cm" draw:start-shape="id53" draw:start-glue-point="2" draw:end-shape="id55" draw:end-glue-point="3" svg:d="m57450 89300c0 15300 1516 22950 4550 22950">
          <text:p/>
        </draw:connector>
        <draw:connector draw:style-name="gr37" draw:text-style-name="P1" draw:layer="layout" draw:type="curve" svg:x1="57.45cm" svg:y1="89.3cm" svg:x2="62cm" svg:y2="105.75cm" draw:start-shape="id53" draw:start-glue-point="2" draw:end-shape="id56" draw:end-glue-point="3" svg:d="m57450 89300c0 10967 1516 16450 4550 16450">
          <text:p/>
        </draw:connector>
        <draw:frame draw:style-name="gr5" draw:text-style-name="P14" draw:layer="layout" svg:width="4.5cm" svg:height="1.75cm" svg:x="57.8cm" svg:y="90cm">
          <draw:text-box>
            <text:p><text:span text:style-name="T23">Update codifier_text</text:span></text:p>
          </draw:text-box>
        </draw:frame>
        <draw:frame draw:style-name="gr5" draw:text-style-name="P14" draw:layer="layout" svg:width="12cm" svg:height="1.75cm" svg:x="58.5cm" svg:y="99.25cm">
          <draw:text-box>
            <text:p><text:span text:style-name="T23">Update code_text</text:span></text:p>
            <text:p><text:span text:style-name="T23">Insert new entry (if full indexing is on)</text:span></text:p>
          </draw:text-box>
        </draw:frame>
        <draw:custom-shape draw:style-name="gr36" draw:text-style-name="P13" draw:id="id57" draw:layer="layout" svg:width="5.5cm" svg:height="4.5cm" svg:x="78.5cm" svg:y="84.5cm">
          <text:p text:style-name="P1"><text:span text:style-name="T22">AFTER INSERT UPDATE</text:span></text:p>
          <text:p text:style-name="P1"><text:span text:style-name="T22">DELETE</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5" draw:text-style-name="P14" draw:layer="layout" svg:width="6.5cm" svg:height="1.75cm" svg:x="81cm" svg:y="103cm">
          <draw:text-box>
            <text:p><text:span text:style-name="T23">Update code_text</text:span></text:p>
            <text:p><text:span text:style-name="T23">Insert/delete entry</text:span></text:p>
          </draw:text-box>
        </draw:frame>
        <draw:connector draw:style-name="gr9" draw:text-style-name="P1" draw:layer="layout" draw:type="line" svg:x1="78.5cm" svg:y1="86.75cm" svg:x2="74cm" svg:y2="83.5cm" draw:start-shape="id57" draw:start-glue-point="3" draw:end-shape="id58" draw:end-glue-point="2" svg:d="m78500 86750-4500-3250">
          <text:p/>
        </draw:connector>
        <draw:connector draw:style-name="gr37" draw:text-style-name="P1" draw:layer="layout" draw:type="curve" svg:x1="81.25cm" svg:y1="89cm" svg:x2="70.5cm" svg:y2="105.75cm" draw:start-shape="id57" draw:start-glue-point="2" draw:end-shape="id59" draw:end-glue-point="1" svg:d="m81250 89000c0 11167-3583 16750-10750 16750">
          <text:p/>
        </draw:connector>
        <draw:connector draw:style-name="gr37" draw:text-style-name="P1" draw:layer="layout" draw:type="curve" svg:x1="81.25cm" svg:y1="89cm" svg:x2="70.5cm" svg:y2="112.25cm" draw:start-shape="id57" draw:start-glue-point="2" draw:end-shape="id60" draw:end-glue-point="1" svg:d="m81250 89000c0 15500-3583 23250-10750 23250">
          <text:p/>
        </draw:connector>
        <draw:frame draw:style-name="gr5" draw:text-style-name="P15" draw:layer="layout" svg:width="4cm" svg:height="1.75cm" svg:x="70.5cm" svg:y="97.25cm">
          <draw:text-box>
            <text:p><text:span text:style-name="T24">Table OID</text:span></text:p>
          </draw:text-box>
        </draw:frame>
        <draw:frame draw:style-name="gr5" draw:text-style-name="P15" draw:layer="layout" svg:width="4cm" svg:height="1.75cm" svg:x="75cm" svg:y="92.5cm">
          <draw:text-box>
            <text:p><text:span text:style-name="T24">Table OID</text:span></text:p>
          </draw:text-box>
        </draw:frame>
        <draw:custom-shape draw:style-name="gr38" draw:text-style-name="P16" draw:layer="layout" svg:width="28cm" svg:height="7.5cm" svg:x="38.008cm" svg:y="1.5cm">
          <text:p><text:span text:style-name="T25">Copyright (C) 2010 Andrejs Sisojevs &lt;andrejs.sisojevs@nextmail.ru&gt;</text:span></text:p>
          <text:p><text:span text:style-name="T25"/></text:p>
          <text:p><text:span text:style-name="T25">All rights reserved.</text:span></text:p>
          <text:p><text:span text:style-name="T25"/></text:p>
          <text:p><text:span text:style-name="T25">For license and copyright information, see the file COPYRIGHT</text:span></text:p>
          <text:p><text:span text:style-name="T26"/></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9" draw:text-style-name="P18" draw:id="id67" draw:layer="layout" svg:width="13.001cm" svg:height="1.5cm" svg:x="38.009cm" svg:y="20.546cm">
          <text:p text:style-name="P17"><text:span text:style-name="T27">NONmandatory attribure </text:span></text:p>
          <text:p text:style-name="P17"><text:span text:style-name="T28">(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0" draw:text-style-name="P18" draw:id="id68" draw:layer="layout" svg:width="13.001cm" svg:height="1.5cm" svg:x="38.009cm" svg:y="18.646cm">
          <text:p text:style-name="P17"><text:span text:style-name="T27">Mandatory attribure </text:span></text:p>
          <text:p text:style-name="P17"><text:span text:style-name="T28">(NOT 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1" draw:text-style-name="P19" draw:id="id69" draw:layer="layout" svg:width="13.001cm" svg:height="0.846cm" svg:x="38.009cm" svg:y="17.2cm">
          <text:p text:style-name="P17"><text:span text:style-name="T29">Primary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2" draw:text-style-name="P18" draw:id="id66" draw:layer="layout" svg:width="13.001cm" svg:height="1cm" svg:x="38.009cm" svg:y="22.446cm">
          <text:p text:style-name="P17"><text:span text:style-name="T27">Foreign key attribu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3" draw:text-style-name="P18" draw:id="id64" draw:layer="layout" svg:width="13.001cm" svg:height="2cm" svg:x="38.009cm" svg:y="23.746cm">
          <text:p text:style-name="P17"><text:span text:style-name="T27">In language localizable attribute</text:span></text:p>
          <text:p text:style-name="P17"><text:span text:style-name="T28">(having different values </text:span></text:p>
          <text:p text:style-name="P17"><text:span text:style-name="T28">for different languag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44" draw:text-style-name="P20" draw:layer="layout" svg:width="3.5cm" svg:height="1.691cm" svg:x="58.509cm" svg:y="16.55cm">
          <draw:text-box>
            <text:p><text:span text:style-name="T22">relationship</text:span></text:p>
          </draw:text-box>
        </draw:frame>
        <draw:custom-shape draw:style-name="gr45" draw:text-style-name="P21" draw:layer="layout" svg:width="5cm" svg:height="5cm" svg:x="70.01cm" svg:y="17cm">
          <text:p text:style-name="P1"><text:span text:style-name="T30">Relationship</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 draw:text-style-name="P1" draw:layer="layout" draw:type="curve" svg:x1="56.01cm" svg:y1="28.7cm" svg:x2="56.01cm" svg:y2="30cm" draw:start-shape="id61" draw:start-glue-point="2" draw:end-shape="id62" draw:end-glue-point="0" svg:d="m56010 28700v1300">
          <text:p/>
        </draw:connector>
        <draw:connector draw:style-name="gr1" draw:text-style-name="P1" draw:layer="layout" draw:type="line" svg:x1="56.01cm" svg:y1="26.5cm" svg:x2="56.01cm" svg:y2="27.6cm" draw:start-shape="id63" draw:start-glue-point="2" draw:end-shape="id61" draw:end-glue-point="0" svg:d="m56010 26500v1100">
          <text:p/>
        </draw:connector>
        <draw:frame draw:style-name="gr46" draw:text-style-name="P22" draw:layer="layout" svg:width="4.5cm" svg:height="2cm" svg:x="51.51cm" svg:y="28cm">
          <draw:text-box>
            <text:p><text:span text:style-name="T11">OOP like</text:span></text:p>
            <text:p><text:span text:style-name="T11">inheritance</text:span></text:p>
          </draw:text-box>
        </draw:frame>
        <draw:connector draw:style-name="gr47" draw:text-style-name="P1" draw:layer="layout" draw:type="line" svg:x1="38.009cm" svg:y1="24.746cm" svg:x2="35.51cm" svg:y2="20.994cm" draw:start-shape="id64" draw:start-glue-point="5" draw:end-shape="id65" draw:end-glue-point="1" svg:d="m38009 24746-2499-3752">
          <text:p/>
        </draw:connector>
        <draw:connector draw:style-name="gr47" draw:text-style-name="P1" draw:layer="layout" draw:type="line" svg:x1="38.009cm" svg:y1="22.946cm" svg:x2="35.51cm" svg:y2="20.994cm" draw:start-shape="id66" draw:start-glue-point="5" draw:end-shape="id65" draw:end-glue-point="1" svg:d="m38009 22946-2499-1952">
          <text:p/>
        </draw:connector>
        <draw:connector draw:style-name="gr47" draw:text-style-name="P1" draw:layer="layout" draw:type="line" svg:x1="38.009cm" svg:y1="21.296cm" svg:x2="35.51cm" svg:y2="20.994cm" draw:start-shape="id67" draw:start-glue-point="5" draw:end-shape="id65" draw:end-glue-point="1" svg:d="m38009 21296-2499-302">
          <text:p/>
        </draw:connector>
        <draw:connector draw:style-name="gr47" draw:text-style-name="P1" draw:layer="layout" draw:type="line" svg:x1="38.009cm" svg:y1="19.396cm" svg:x2="35.51cm" svg:y2="20.994cm" draw:start-shape="id68" draw:start-glue-point="5" draw:end-shape="id65" draw:end-glue-point="1" svg:d="m38009 19396-2499 1598">
          <text:p/>
        </draw:connector>
        <draw:connector draw:style-name="gr47" draw:text-style-name="P1" draw:layer="layout" draw:type="line" svg:x1="38.009cm" svg:y1="17.623cm" svg:x2="35.51cm" svg:y2="20.994cm" draw:start-shape="id69" draw:start-glue-point="5" draw:end-shape="id65" draw:end-glue-point="1" svg:d="m38009 17623-2499 3371">
          <text:p/>
        </draw:connector>
        <draw:frame draw:style-name="gr44" draw:layer="layout" svg:width="7.5cm" svg:height="1.847cm" svg:x="19.51cm" svg:y="16.653cm">
          <draw:text-box>
            <text:p><text:span text:style-name="T31">Legend</text:span></text:p>
          </draw:text-box>
        </draw:frame>
        <draw:connector draw:style-name="gr48" draw:layer="layout" svg:x1="59.709cm" svg:y1="22.5cm" svg:x2="66.672cm" svg:y2="22.5cm" svg:d="m59709 22500h6963">
          <text:p/>
        </draw:connector>
        <draw:connector draw:style-name="gr49" draw:layer="layout" svg:x1="59.709cm" svg:y1="26.8cm" svg:x2="66.672cm" svg:y2="26.8cm" svg:d="m59709 26800h6963">
          <text:p/>
        </draw:connector>
        <draw:connector draw:style-name="gr50" draw:layer="layout" svg:x1="59.709cm" svg:y1="24cm" svg:x2="66.672cm" svg:y2="24cm" svg:d="m59709 24000h6963">
          <text:p/>
        </draw:connector>
        <draw:connector draw:style-name="gr51" draw:layer="layout" svg:x1="75.509cm" svg:y1="22.5cm" svg:x2="82.509cm" svg:y2="22.5cm" svg:d="m75509 22500h7000">
          <text:p/>
        </draw:connector>
        <draw:connector draw:style-name="gr52" draw:layer="layout" svg:x1="75.509cm" svg:y1="26.8cm" svg:x2="82.509cm" svg:y2="26.8cm" svg:d="m75509 26800h7000">
          <text:p/>
        </draw:connector>
        <draw:connector draw:style-name="gr53" draw:layer="layout" svg:x1="75.509cm" svg:y1="24cm" svg:x2="82.509cm" svg:y2="24cm" svg:d="m75509 24000h7000">
          <text:p/>
        </draw:connector>
        <draw:connector draw:style-name="gr54" draw:layer="layout" svg:x1="67.709cm" svg:y1="22.5cm" svg:x2="74.672cm" svg:y2="22.5cm" svg:d="m67709 22500h6963">
          <text:p/>
        </draw:connector>
        <draw:connector draw:style-name="gr55" draw:layer="layout" svg:x1="67.709cm" svg:y1="26.8cm" svg:x2="74.672cm" svg:y2="26.8cm" svg:d="m67709 26800h6963">
          <text:p/>
        </draw:connector>
        <draw:connector draw:style-name="gr56" draw:layer="layout" svg:x1="67.709cm" svg:y1="24cm" svg:x2="74.672cm" svg:y2="24cm" svg:d="m67709 24000h6963">
          <text:p/>
        </draw:connector>
        <draw:g draw:id="id70">
          <draw:custom-shape draw:style-name="gr57" draw:text-style-name="P24" draw:layer="layout" svg:width="2cm" svg:height="2cm" svg:x="62.209cm" svg:y="29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8" draw:text-style-name="P24" draw:layer="layout" svg:width="1.4cm" svg:height="1.4cm" svg:x="62.509cm" svg:y="29.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64.209cm" svg:y1="30cm" svg:x2="66.709cm" svg:y2="30cm" draw:start-shape="id70" draw:start-glue-point="1" svg:d="m64209 30000h2500">
          <text:p/>
        </draw:connector>
        <draw:connector draw:style-name="gr8" draw:text-style-name="P1" draw:layer="layout" svg:x1="64.212cm" svg:y1="34cm" svg:x2="66.709cm" svg:y2="34cm" draw:start-shape="id71" draw:start-glue-point="1" svg:d="m64212 34000h2497">
          <text:p/>
        </draw:connector>
        <draw:connector draw:style-name="gr6" draw:text-style-name="P1" draw:layer="layout" svg:x1="64.209cm" svg:y1="32cm" svg:x2="66.709cm" svg:y2="32cm" draw:start-shape="id72" draw:start-glue-point="1" svg:d="m64209 32000h2500">
          <text:p/>
        </draw:connector>
        <draw:g draw:id="id72">
          <draw:custom-shape draw:style-name="gr60" draw:text-style-name="P24" draw:layer="layout" svg:width="2cm" svg:height="2cm" svg:x="62.209cm" svg:y="31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1" draw:text-style-name="P24" draw:layer="layout" svg:width="1.4cm" svg:height="1.4cm" svg:x="62.509cm" svg:y="31.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71">
          <draw:custom-shape draw:style-name="gr62" draw:text-style-name="P24" draw:layer="layout" svg:width="2cm" svg:height="2cm" svg:x="62.212cm" svg:y="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3" draw:text-style-name="P24" draw:layer="layout" svg:width="1.4cm" svg:height="1.4cm" svg:x="62.512cm" svg:y="3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62.209cm" svg:y1="30cm" svg:x2="59.734cm" svg:y2="30cm" draw:start-shape="id70" draw:start-glue-point="3" svg:d="m62209 30000h-2475">
          <text:p/>
        </draw:connector>
        <draw:connector draw:style-name="gr59" draw:text-style-name="P1" draw:layer="layout" svg:x1="62.212cm" svg:y1="34cm" svg:x2="59.734cm" svg:y2="34cm" draw:start-shape="id71" draw:start-glue-point="3" svg:d="m62212 34000h-2478">
          <text:p/>
        </draw:connector>
        <draw:connector draw:style-name="gr59" draw:text-style-name="P1" draw:layer="layout" svg:x1="62.209cm" svg:y1="32cm" svg:x2="59.734cm" svg:y2="32cm" draw:start-shape="id72" draw:start-glue-point="3" svg:d="m62209 32000h-2475">
          <text:p/>
        </draw:connector>
        <draw:g draw:id="id73">
          <draw:custom-shape draw:style-name="gr64" draw:text-style-name="P24" draw:layer="layout" svg:width="2cm" svg:height="2cm" svg:x="70.184cm" svg:y="29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24" draw:layer="layout" svg:width="1.4cm" svg:height="1.4cm" svg:x="70.484cm" svg:y="29.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72.184cm" svg:y1="30cm" svg:x2="74.684cm" svg:y2="30cm" draw:start-shape="id73" draw:start-glue-point="1" svg:d="m72184 30000h2500">
          <text:p/>
        </draw:connector>
        <draw:connector draw:style-name="gr8" draw:text-style-name="P1" draw:layer="layout" svg:x1="72.187cm" svg:y1="34cm" svg:x2="74.684cm" svg:y2="34cm" draw:start-shape="id74" draw:start-glue-point="1" svg:d="m72187 34000h2497">
          <text:p/>
        </draw:connector>
        <draw:connector draw:style-name="gr6" draw:text-style-name="P1" draw:layer="layout" svg:x1="72.184cm" svg:y1="32cm" svg:x2="74.684cm" svg:y2="32cm" draw:start-shape="id75" draw:start-glue-point="1" svg:d="m72184 32000h2500">
          <text:p/>
        </draw:connector>
        <draw:g draw:id="id75">
          <draw:custom-shape draw:style-name="gr66" draw:text-style-name="P24" draw:layer="layout" svg:width="2cm" svg:height="2cm" svg:x="70.184cm" svg:y="31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24" draw:layer="layout" svg:width="1.4cm" svg:height="1.4cm" svg:x="70.484cm" svg:y="31.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74">
          <draw:custom-shape draw:style-name="gr68" draw:text-style-name="P24" draw:layer="layout" svg:width="2cm" svg:height="2cm" svg:x="70.187cm" svg:y="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24" draw:layer="layout" svg:width="1.4cm" svg:height="1.4cm" svg:x="70.487cm" svg:y="3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70" draw:text-style-name="P1" draw:layer="layout" svg:x1="70.184cm" svg:y1="30cm" svg:x2="67.709cm" svg:y2="30cm" draw:start-shape="id73" draw:start-glue-point="3" svg:d="m70184 30000h-2475">
          <text:p/>
        </draw:connector>
        <draw:connector draw:style-name="gr70" draw:text-style-name="P1" draw:layer="layout" svg:x1="70.187cm" svg:y1="34cm" svg:x2="67.709cm" svg:y2="34cm" draw:start-shape="id74" draw:start-glue-point="3" svg:d="m70187 34000h-2478">
          <text:p/>
        </draw:connector>
        <draw:connector draw:style-name="gr70" draw:text-style-name="P1" draw:layer="layout" svg:x1="70.184cm" svg:y1="32cm" svg:x2="67.709cm" svg:y2="32cm" draw:start-shape="id75" draw:start-glue-point="3" svg:d="m70184 32000h-2475">
          <text:p/>
        </draw:connector>
        <draw:g draw:id="id76">
          <draw:custom-shape draw:style-name="gr71" draw:text-style-name="P24" draw:layer="layout" svg:width="2cm" svg:height="2cm" svg:x="77.98cm" svg:y="29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24" draw:layer="layout" svg:width="1.4cm" svg:height="1.4cm" svg:x="78.28cm" svg:y="29.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79.98cm" svg:y1="30cm" svg:x2="82.48cm" svg:y2="30cm" draw:start-shape="id76" draw:start-glue-point="1" svg:d="m79980 30000h2500">
          <text:p/>
        </draw:connector>
        <draw:connector draw:style-name="gr8" draw:text-style-name="P1" draw:layer="layout" svg:x1="79.983cm" svg:y1="34cm" svg:x2="82.48cm" svg:y2="34cm" draw:start-shape="id77" draw:start-glue-point="1" svg:d="m79983 34000h2497">
          <text:p/>
        </draw:connector>
        <draw:connector draw:style-name="gr6" draw:text-style-name="P1" draw:layer="layout" svg:x1="79.98cm" svg:y1="32cm" svg:x2="82.48cm" svg:y2="32cm" draw:start-shape="id78" draw:start-glue-point="1" svg:d="m79980 32000h2500">
          <text:p/>
        </draw:connector>
        <draw:g draw:id="id78">
          <draw:custom-shape draw:style-name="gr73" draw:text-style-name="P24" draw:layer="layout" svg:width="2cm" svg:height="2cm" svg:x="77.98cm" svg:y="31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4" draw:text-style-name="P24" draw:layer="layout" svg:width="1.4cm" svg:height="1.4cm" svg:x="78.28cm" svg:y="31.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77">
          <draw:custom-shape draw:style-name="gr75" draw:text-style-name="P24" draw:layer="layout" svg:width="2cm" svg:height="2cm" svg:x="77.983cm" svg:y="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6" draw:text-style-name="P24" draw:layer="layout" svg:width="1.4cm" svg:height="1.4cm" svg:x="78.283cm" svg:y="3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8" draw:text-style-name="P1" draw:layer="layout" svg:x1="77.98cm" svg:y1="30cm" svg:x2="75.505cm" svg:y2="30cm" draw:start-shape="id76" draw:start-glue-point="3" svg:d="m77980 30000h-2475">
          <text:p/>
        </draw:connector>
        <draw:connector draw:style-name="gr8" draw:text-style-name="P1" draw:layer="layout" svg:x1="77.983cm" svg:y1="34cm" svg:x2="75.505cm" svg:y2="34cm" draw:start-shape="id77" draw:start-glue-point="3" svg:d="m77983 34000h-2478">
          <text:p/>
        </draw:connector>
        <draw:connector draw:style-name="gr8" draw:text-style-name="P1" draw:layer="layout" svg:x1="77.98cm" svg:y1="32cm" svg:x2="75.505cm" svg:y2="32cm" draw:start-shape="id78" draw:start-glue-point="3" svg:d="m77980 32000h-2475">
          <text:p/>
        </draw:connector>
        <draw:line draw:style-name="gr77" draw:text-style-name="P1" draw:layer="layout" svg:x1="59.009cm" svg:y1="28.2cm" svg:x2="91.009cm" svg:y2="28.2cm">
          <text:p/>
        </draw:line>
        <draw:connector draw:style-name="gr78" draw:layer="layout" svg:x1="59.709cm" svg:y1="25.435cm" svg:x2="66.672cm" svg:y2="25.435cm" svg:d="m59709 25435h6963">
          <text:p/>
        </draw:connector>
        <draw:connector draw:style-name="gr79" draw:layer="layout" svg:x1="75.509cm" svg:y1="25.435cm" svg:x2="82.509cm" svg:y2="25.435cm" svg:d="m75509 25435h7000">
          <text:p/>
        </draw:connector>
        <draw:connector draw:style-name="gr80" draw:layer="layout" svg:x1="67.709cm" svg:y1="25.435cm" svg:x2="74.672cm" svg:y2="25.435cm" svg:d="m67709 25435h6963">
          <text:p/>
        </draw:connector>
        <draw:connector draw:style-name="gr81" draw:text-style-name="P1" draw:layer="layout" svg:x1="64.212cm" svg:y1="35.96cm" svg:x2="66.709cm" svg:y2="35.96cm" draw:start-shape="id79" draw:start-glue-point="1" svg:d="m64212 35960h2497">
          <text:p/>
        </draw:connector>
        <draw:g draw:id="id79">
          <draw:custom-shape draw:style-name="gr82" draw:text-style-name="P24" draw:layer="layout" svg:width="2cm" svg:height="2cm" svg:x="62.212cm" svg:y="34.9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3" draw:text-style-name="P24" draw:layer="layout" svg:width="1.4cm" svg:height="1.4cm" svg:x="62.512cm" svg:y="35.2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62.212cm" svg:y1="35.96cm" svg:x2="59.734cm" svg:y2="35.96cm" draw:start-shape="id79" draw:start-glue-point="3" svg:d="m62212 35960h-2478">
          <text:p/>
        </draw:connector>
        <draw:connector draw:style-name="gr81" draw:text-style-name="P1" draw:layer="layout" svg:x1="72.187cm" svg:y1="35.96cm" svg:x2="74.684cm" svg:y2="35.96cm" draw:start-shape="id80" draw:start-glue-point="1" svg:d="m72187 35960h2497">
          <text:p/>
        </draw:connector>
        <draw:g draw:id="id80">
          <draw:custom-shape draw:style-name="gr84" draw:text-style-name="P24" draw:layer="layout" svg:width="2cm" svg:height="2cm" svg:x="70.187cm" svg:y="34.9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5" draw:text-style-name="P24" draw:layer="layout" svg:width="1.4cm" svg:height="1.4cm" svg:x="70.487cm" svg:y="35.2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70" draw:text-style-name="P1" draw:layer="layout" svg:x1="70.187cm" svg:y1="35.96cm" svg:x2="67.709cm" svg:y2="35.96cm" draw:start-shape="id80" draw:start-glue-point="3" svg:d="m70187 35960h-2478">
          <text:p/>
        </draw:connector>
        <draw:connector draw:style-name="gr81" draw:text-style-name="P1" draw:layer="layout" svg:x1="79.983cm" svg:y1="35.96cm" svg:x2="82.48cm" svg:y2="35.96cm" draw:start-shape="id81" draw:start-glue-point="1" svg:d="m79983 35960h2497">
          <text:p/>
        </draw:connector>
        <draw:g draw:id="id81">
          <draw:custom-shape draw:style-name="gr86" draw:text-style-name="P24" draw:layer="layout" svg:width="2cm" svg:height="2cm" svg:x="77.983cm" svg:y="34.9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7" draw:text-style-name="P24" draw:layer="layout" svg:width="1.4cm" svg:height="1.4cm" svg:x="78.283cm" svg:y="35.2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8" draw:text-style-name="P1" draw:layer="layout" svg:x1="77.983cm" svg:y1="35.96cm" svg:x2="75.505cm" svg:y2="35.96cm" draw:start-shape="id81" draw:start-glue-point="3" svg:d="m77983 35960h-2478">
          <text:p/>
        </draw:connector>
        <draw:connector draw:style-name="gr88" draw:layer="layout" svg:x1="83.285cm" svg:y1="22.5cm" svg:x2="90.285cm" svg:y2="22.5cm" svg:d="m83285 22500h7000">
          <text:p/>
        </draw:connector>
        <draw:connector draw:style-name="gr89" draw:layer="layout" svg:x1="83.285cm" svg:y1="26.8cm" svg:x2="90.285cm" svg:y2="26.8cm" svg:d="m83285 26800h7000">
          <text:p/>
        </draw:connector>
        <draw:connector draw:style-name="gr90" draw:layer="layout" svg:x1="83.285cm" svg:y1="24cm" svg:x2="90.285cm" svg:y2="24cm" svg:d="m83285 24000h7000">
          <text:p/>
        </draw:connector>
        <draw:g draw:id="id82">
          <draw:custom-shape draw:style-name="gr91" draw:text-style-name="P24" draw:layer="layout" svg:width="2cm" svg:height="2cm" svg:x="85.756cm" svg:y="29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2" draw:text-style-name="P24" draw:layer="layout" svg:width="1.4cm" svg:height="1.4cm" svg:x="86.056cm" svg:y="29.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59" draw:text-style-name="P1" draw:layer="layout" svg:x1="87.756cm" svg:y1="30cm" svg:x2="90.256cm" svg:y2="30cm" draw:start-shape="id82" draw:start-glue-point="1" svg:d="m87756 30000h2500">
          <text:p/>
        </draw:connector>
        <draw:connector draw:style-name="gr8" draw:text-style-name="P1" draw:layer="layout" svg:x1="87.759cm" svg:y1="34cm" svg:x2="90.256cm" svg:y2="34cm" draw:start-shape="id83" draw:start-glue-point="1" svg:d="m87759 34000h2497">
          <text:p/>
        </draw:connector>
        <draw:connector draw:style-name="gr6" draw:text-style-name="P1" draw:layer="layout" svg:x1="87.756cm" svg:y1="32cm" svg:x2="90.256cm" svg:y2="32cm" draw:start-shape="id84" draw:start-glue-point="1" svg:d="m87756 32000h2500">
          <text:p/>
        </draw:connector>
        <draw:g draw:id="id84">
          <draw:custom-shape draw:style-name="gr93" draw:text-style-name="P24" draw:layer="layout" svg:width="2cm" svg:height="2cm" svg:x="85.756cm" svg:y="31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24" draw:layer="layout" svg:width="1.4cm" svg:height="1.4cm" svg:x="86.056cm" svg:y="31.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g draw:id="id83">
          <draw:custom-shape draw:style-name="gr95" draw:text-style-name="P24" draw:layer="layout" svg:width="2cm" svg:height="2cm" svg:x="85.759cm" svg:y="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24" draw:layer="layout" svg:width="1.4cm" svg:height="1.4cm" svg:x="86.059cm" svg:y="33.3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81" draw:text-style-name="P1" draw:layer="layout" svg:x1="85.756cm" svg:y1="30cm" svg:x2="83.281cm" svg:y2="30cm" draw:start-shape="id82" draw:start-glue-point="3" svg:d="m85756 30000h-2475">
          <text:p/>
        </draw:connector>
        <draw:connector draw:style-name="gr81" draw:text-style-name="P1" draw:layer="layout" svg:x1="85.759cm" svg:y1="34cm" svg:x2="83.281cm" svg:y2="34cm" draw:start-shape="id83" draw:start-glue-point="3" svg:d="m85759 34000h-2478">
          <text:p/>
        </draw:connector>
        <draw:connector draw:style-name="gr81" draw:text-style-name="P1" draw:layer="layout" svg:x1="85.756cm" svg:y1="32cm" svg:x2="83.281cm" svg:y2="32cm" draw:start-shape="id84" draw:start-glue-point="3" svg:d="m85756 32000h-2475">
          <text:p/>
        </draw:connector>
        <draw:connector draw:style-name="gr97" draw:layer="layout" svg:x1="83.285cm" svg:y1="25.435cm" svg:x2="90.285cm" svg:y2="25.435cm" svg:d="m83285 25435h7000">
          <text:p/>
        </draw:connector>
        <draw:connector draw:style-name="gr81" draw:text-style-name="P1" draw:layer="layout" svg:x1="87.759cm" svg:y1="35.96cm" svg:x2="90.256cm" svg:y2="35.96cm" draw:start-shape="id85" draw:start-glue-point="1" svg:d="m87759 35960h2497">
          <text:p/>
        </draw:connector>
        <draw:g draw:id="id85">
          <draw:custom-shape draw:style-name="gr98" draw:text-style-name="P24" draw:layer="layout" svg:width="2cm" svg:height="2cm" svg:x="85.759cm" svg:y="34.9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4" draw:layer="layout" svg:width="1.4cm" svg:height="1.4cm" svg:x="86.059cm" svg:y="35.26cm">
            <text:p text:style-name="P23"><text:span text:style-name="T32"><text:s/></text:span></text:p>
            <draw:enhanced-geometry svg:viewBox="0 0 21600 21600" draw:glue-points="10800 0 0 10800 10800 21600 21600 10800" draw:text-areas="5400 5400 16200 16200" draw:type="diamond" draw:enhanced-path="M 10800 0 L 21600 10800 10800 21600 0 10800 10800 0 Z N"/>
          </draw:custom-shape>
        </draw:g>
        <draw:connector draw:style-name="gr81" draw:text-style-name="P1" draw:layer="layout" svg:x1="85.759cm" svg:y1="35.96cm" svg:x2="83.281cm" svg:y2="35.96cm" draw:start-shape="id85" draw:start-glue-point="3" svg:d="m85759 35960h-2478">
          <text:p/>
        </draw:connector>
        <draw:custom-shape draw:style-name="gr100" draw:layer="layout" svg:width="79.501cm" svg:height="38.5cm" svg:x="15.498cm" svg:y="13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path draw:style-name="gr3" draw:text-style-name="P1" draw:id="id61" draw:layer="layout" svg:width="2.099cm" svg:height="1.099cm" svg:x="54.96cm" svg:y="27.6cm" svg:viewBox="0 0 2100 1100" svg:d="m1050 1100c-290 0-525-246-525-550s235-550 525-550 525 246 525 550-235 550-525 550zm-1050 0h2100z">
          <draw:glue-point draw:id="4" svg:x="2.619cm" svg:y="5.454cm"/>
          <draw:glue-point draw:id="5" svg:x="-2.142cm" svg:y="5.454cm"/>
          <draw:glue-point draw:id="6" svg:x="5cm" svg:y="5.454cm"/>
          <draw:glue-point draw:id="7" svg:x="-5.238cm" svg:y="5.454cm"/>
          <text:p/>
        </draw:path>
        <draw:connector draw:style-name="gr101" draw:layer="layout" draw:type="line" svg:x1="40.51cm" svg:y1="30.5cm" svg:x2="44.509cm" svg:y2="27.6cm" draw:start-shape="id86" draw:start-glue-point="0" draw:end-shape="id87" draw:end-glue-point="6" svg:d="m40510 30500 3999-2900">
          <text:p/>
        </draw:connector>
        <draw:custom-shape draw:style-name="gr39" draw:text-style-name="P18" draw:id="id87" draw:layer="layout" svg:width="13.001cm" svg:height="1.5cm" svg:x="38.009cm" svg:y="26.1cm">
          <text:p text:style-name="P17"><text:span text:style-name="T27">Codified attribute</text:span></text:p>
          <text:p text:style-name="P17"><text:span text:style-name="T28">(NULL field of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7" draw:text-style-name="P1" draw:layer="layout" draw:type="line" svg:x1="38.009cm" svg:y1="26.85cm" svg:x2="35.51cm" svg:y2="20.994cm" draw:start-shape="id87" draw:start-glue-point="5" draw:end-shape="id65" draw:end-glue-point="1" svg:d="m38009 26850-2499-5856">
          <text:p/>
        </draw:connector>
        <draw:connector draw:style-name="gr101" draw:layer="layout" draw:type="line" svg:x1="38.01cm" svg:y1="32cm" svg:x2="35.51cm" svg:y2="35.25cm" draw:start-shape="id86" draw:start-glue-point="3" draw:end-shape="id88" draw:end-glue-point="1" svg:d="m38010 32000-2500 3250">
          <text:p/>
        </draw:connector>
        <draw:connector draw:style-name="gr101" draw:layer="layout" draw:type="line" svg:x1="38.01cm" svg:y1="42.25cm" svg:x2="33.51cm" svg:y2="42.25cm" draw:start-shape="id89" draw:start-glue-point="3" draw:end-shape="id90" draw:end-glue-point="1" svg:d="m38010 42250h-4500">
          <text:p/>
        </draw:connector>
        <draw:frame draw:style-name="gr5" draw:text-style-name="P25" draw:layer="layout" svg:width="4cm" svg:height="1.75cm" svg:x="33.51cm" svg:y="40.25cm">
          <draw:text-box>
            <text:p text:style-name="P7"><text:span text:style-name="T33">[default config]</text:span></text:p>
          </draw:text-box>
        </draw:frame>
        <draw:connector draw:style-name="gr101" draw:layer="layout" draw:type="line" svg:x1="47.51cm" svg:y1="34cm" svg:x2="44.509cm" svg:y2="27.6cm" draw:start-shape="id91" draw:start-glue-point="0" draw:end-shape="id87" draw:end-glue-point="6" svg:d="m47510 34000-3001-6400">
          <text:p/>
        </draw:connector>
        <draw:connector draw:style-name="gr101" draw:layer="layout" draw:type="line" svg:x1="44.51cm" svg:y1="35.5cm" svg:x2="35.51cm" svg:y2="35.25cm" draw:start-shape="id91" draw:start-glue-point="3" draw:end-shape="id88" draw:end-glue-point="1" svg:d="m44510 35500-9000-250">
          <text:p/>
        </draw:connector>
        <draw:rect draw:style-name="gr102" draw:text-style-name="P27" draw:layer="layout" svg:width="10.5cm" svg:height="2.5cm" svg:x="80.01cm" svg:y="39cm">
          <text:p text:style-name="P26"><text:span text:style-name="T34">API (stored procedured)</text:span></text:p>
        </draw:rect>
        <draw:connector draw:style-name="gr103" draw:layer="layout" svg:x1="59.59cm" svg:y1="20.942cm" svg:x2="66.39cm" svg:y2="20.942cm" svg:d="m59590 20942h6800">
          <text:p/>
        </draw:connector>
        <draw:connector draw:style-name="gr103" draw:layer="layout" svg:x1="57.51cm" svg:y1="18.25cm" svg:x2="63.01cm" svg:y2="18.25cm" draw:start-shape="id92" draw:start-glue-point="1" draw:end-shape="id93" draw:end-glue-point="3" svg:d="m57510 18250h5500">
          <text:p/>
        </draw:connector>
        <draw:polyline draw:style-name="gr104" draw:text-style-name="P1" draw:layer="layout" svg:width="12.499cm" svg:height="3.499cm" svg:x="77.51cm" svg:y="17.5cm" svg:viewBox="0 0 12500 3500" draw:points="0,194 12500,194 12500,3500 321,3500 321,0">
          <text:p/>
        </draw:polyline>
        <draw:frame draw:style-name="gr5" draw:text-style-name="P3" draw:layer="layout" svg:width="11cm" svg:height="1.75cm" svg:x="78.51cm" svg:y="18.75cm">
          <draw:text-box>
            <text:p><text:span text:style-name="T4">Package: [pkg-name]</text:span></text:p>
          </draw:text-box>
        </draw:frame>
        <draw:custom-shape draw:style-name="gr105" draw:text-style-name="P28" draw:layer="layout" svg:width="7.5cm" svg:height="2.873cm" svg:x="70.01cm" svg:y="38.5cm">
          <text:p text:style-name="P1"><text:span text:style-name="T14">VIEW</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6" draw:text-style-name="P13" draw:id="id94" draw:layer="layout" svg:width="8cm" svg:height="4.5cm" svg:x="82.01cm" svg:y="42.5cm">
          <text:p text:style-name="P1"><text:span text:style-name="T22">(Trigger)</text:span></text:p>
          <text:p text:style-name="P1"><text:span text:style-name="T22">AFTER|BEFORE INSERT, UPDATE, DELETE</text:span></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07" draw:text-style-name="P1" draw:id="id92" draw:layer="layout" svg:width="4cm" svg:height="1.5cm" svg:x="53.51cm" svg:y="17.5cm">
          <text:p text:style-name="P1"><text:span text:style-name="T14">Entity A</text:span></text:p>
          <draw:enhanced-geometry svg:viewBox="0 0 21600 21600" draw:type="rectangle" draw:enhanced-path="M 0 0 L 21600 0 21600 21600 0 21600 0 0 Z N"/>
        </draw:custom-shape>
        <draw:custom-shape draw:style-name="gr107" draw:text-style-name="P1" draw:id="id93" draw:layer="layout" svg:width="4cm" svg:height="1.5cm" svg:x="63.01cm" svg:y="17.5cm">
          <text:p text:style-name="P1"><text:span text:style-name="T14">Entity B</text:span></text:p>
          <draw:enhanced-geometry svg:viewBox="0 0 21600 21600" draw:type="rectangle" draw:enhanced-path="M 0 0 L 21600 0 21600 21600 0 21600 0 0 Z N"/>
        </draw:custom-shape>
        <draw:custom-shape draw:style-name="gr108" draw:text-style-name="P1" draw:layer="layout" svg:width="5.5cm" svg:height="3.5cm" svg:x="53.01cm" svg:y="33cm">
          <text:p text:style-name="P1"><text:span text:style-name="T14">Superclass </text:span></text:p>
          <text:p text:style-name="P1"><text:span text:style-name="T14">abstract</text:span></text:p>
          <text:p text:style-name="P1"><text:span text:style-name="T14">entity</text:span></text:p>
          <draw:enhanced-geometry svg:viewBox="0 0 21600 21600" draw:type="rectangle" draw:enhanced-path="M 0 0 L 21600 0 21600 21600 0 21600 0 0 Z N"/>
        </draw:custom-shape>
        <draw:custom-shape draw:style-name="gr107" draw:text-style-name="P1" draw:id="id63" draw:layer="layout" svg:width="5cm" svg:height="2cm" svg:x="53.51cm" svg:y="24.5cm">
          <text:p text:style-name="P1"><text:span text:style-name="T14">Superclass</text:span></text:p>
          <text:p text:style-name="P1"><text:span text:style-name="T14">entity</text:span></text:p>
          <draw:enhanced-geometry svg:viewBox="0 0 21600 21600" draw:type="rectangle" draw:enhanced-path="M 0 0 L 21600 0 21600 21600 0 21600 0 0 Z N"/>
        </draw:custom-shape>
        <draw:custom-shape draw:style-name="gr107" draw:text-style-name="P1" draw:id="id62" draw:layer="layout" svg:width="5cm" svg:height="2cm" svg:x="53.51cm" svg:y="30cm">
          <text:p text:style-name="P1"><text:span text:style-name="T14">Subclass</text:span></text:p>
          <text:p text:style-name="P1"><text:span text:style-name="T14">entity</text:span></text:p>
          <draw:enhanced-geometry svg:viewBox="0 0 21600 21600" draw:type="rectangle" draw:enhanced-path="M 0 0 L 21600 0 21600 21600 0 21600 0 0 Z N"/>
        </draw:custom-shape>
        <draw:custom-shape draw:style-name="gr109" draw:text-style-name="P29" draw:id="id89" draw:layer="layout" svg:width="14.5cm" svg:height="6.5cm" svg:x="38.01cm" svg:y="39cm">
          <text:p text:style-name="P29"><text:span text:style-name="T14">Configuration instance</text:span></text:p>
          <text:p text:style-name="P29"><text:span text:style-name="T14"/></text:p>
          <text:p text:style-name="P29"><text:span text:style-name="T14">Configuration name</text:span></text:p>
          <text:p text:style-name="P29"><text:span text:style-name="T14"/></text:p>
          <text:p text:style-name="P29"><text:span text:style-name="T35">[SUBCONFIG] Option_1</text:span><text:span text:style-name="T36"> = "Value_1"</text:span></text:p>
          <text:p text:style-name="P29"><text:span text:style-name="T37">[SUBCONFIG] Option_2 </text:span><text:span text:style-name="T36">= ^Reference_1</text:span></text:p>
          <text:p text:style-name="P29"><text:span text:style-name="T37">[LEAF] Option_3</text:span><text:span text:style-name="T37"><text:tab/></text:span><text:span text:style-name="T37"> </text:span><text:span text:style-name="T36">= "Value_2"</text:span></text:p>
          <text:p text:style-name="P29"><text:span text:style-name="T38">[LEAF] Option_4 </text:span><text:span text:style-name="T39">= "Value_3"</text:span></text:p>
          <draw:enhanced-geometry svg:viewBox="0 0 21600 21600" draw:type="rectangle" draw:enhanced-path="M 0 0 L 21600 0 21600 21600 0 21600 0 0 Z N"/>
        </draw:custom-shape>
        <draw:custom-shape draw:style-name="gr110" draw:text-style-name="P31" draw:layer="layout" svg:width="12cm" svg:height="4.5cm" svg:x="20.51cm" svg:y="40cm">
          <text:p text:style-name="P30"><text:span text:style-name="T35">[SUBCONFIG] Option_1</text:span></text:p>
          <text:p text:style-name="P30"><text:span text:style-name="T37">[SUBCONFIG] Option_2</text:span></text:p>
          <text:p text:style-name="P30"><text:span text:style-name="T37">[LEAF] Option_3</text:span></text:p>
          <text:p text:style-name="P30"><text:span text:style-name="T38">[LEAF] Option_4</text:span></text:p>
          <draw:enhanced-geometry svg:viewBox="0 0 21600 21600" draw:type="rectangle" draw:enhanced-path="M 0 0 L 21600 0 21600 21600 0 21600 0 0 Z N"/>
        </draw:custom-shape>
        <draw:custom-shape draw:style-name="gr110" draw:text-style-name="P33" draw:id="id90" draw:layer="layout" svg:width="1cm" svg:height="4.5cm" svg:x="32.51cm" svg:y="40cm">
          <text:p text:style-name="P32"><text:span text:style-name="T39">*</text:span></text:p>
          <text:p text:style-name="P32"><text:span text:style-name="T19">*</text:span></text:p>
          <text:p text:style-name="P32"><text:span text:style-name="T18">o</text:span></text:p>
          <text:p text:style-name="P32"><text:span text:style-name="T18">o</text:span></text:p>
          <draw:enhanced-geometry svg:viewBox="0 0 21600 21600" draw:type="rectangle" draw:enhanced-path="M 0 0 L 21600 0 21600 21600 0 21600 0 0 Z N"/>
        </draw:custom-shape>
        <draw:custom-shape draw:style-name="gr111" draw:text-style-name="P1" draw:layer="layout" svg:width="12cm" svg:height="1cm" svg:x="20.51cm" svg:y="39cm">
          <text:p text:style-name="P1"><text:span text:style-name="T14">Configurable entity name</text:span></text:p>
          <draw:enhanced-geometry svg:viewBox="0 0 21600 21600" draw:type="rectangle" draw:enhanced-path="M 0 0 L 21600 0 21600 21600 0 21600 0 0 Z N"/>
        </draw:custom-shape>
        <draw:custom-shape draw:style-name="gr112" draw:text-style-name="P31" draw:layer="layout" svg:width="12cm" svg:height="4.5cm" svg:x="22.51cm" svg:y="33cm">
          <text:p text:style-name="P30"><text:span text:style-name="T39">Primary Key </text:span></text:p>
          <text:p text:style-name="P30"><text:span text:style-name="T15"/></text:p>
          <text:p text:style-name="P30"><text:span text:style-name="T40">Foreign Key</text:span></text:p>
          <text:p text:style-name="P30"><text:span text:style-name="T15">Codifier (C)</text:span></text:p>
          <text:p text:style-name="P30"><text:span text:style-name="T15">Field</text:span></text:p>
          <text:p text:style-name="P30"><text:span text:style-name="T15">Field [length constraint]</text:span></text:p>
          <draw:enhanced-geometry svg:viewBox="0 0 21600 21600" draw:type="rectangle" draw:enhanced-path="M 0 0 L 21600 0 21600 21600 0 21600 0 0 Z N"/>
        </draw:custom-shape>
        <draw:custom-shape draw:style-name="gr112" draw:text-style-name="P34" draw:id="id88" draw:layer="layout" svg:width="1cm" svg:height="4.5cm" svg:x="34.51cm" svg:y="33cm">
          <text:p text:style-name="P32"><text:span text:style-name="T41">#</text:span></text:p>
          <text:p text:style-name="P32"><text:span text:style-name="T41"/></text:p>
          <text:p text:style-name="P32"><text:span text:style-name="T41">*</text:span></text:p>
          <text:p text:style-name="P32"><text:span text:style-name="T35">*</text:span></text:p>
          <text:p text:style-name="P32"><text:span text:style-name="T41">o</text:span></text:p>
          <text:p text:style-name="P32"><text:span text:style-name="T41">o</text:span></text:p>
          <draw:enhanced-geometry svg:viewBox="0 0 21600 21600" draw:type="rectangle" draw:enhanced-path="M 0 0 L 21600 0 21600 21600 0 21600 0 0 Z N"/>
        </draw:custom-shape>
        <draw:custom-shape draw:style-name="gr113" draw:text-style-name="P1" draw:layer="layout" svg:width="12cm" svg:height="1cm" svg:x="22.51cm" svg:y="32cm">
          <text:p text:style-name="P1"><text:span text:style-name="T14">Entity</text:span></text:p>
          <draw:enhanced-geometry svg:viewBox="0 0 21600 21600" draw:type="rectangle" draw:enhanced-path="M 0 0 L 21600 0 21600 21600 0 21600 0 0 Z N"/>
        </draw:custom-shape>
        <draw:custom-shape draw:style-name="gr114" draw:text-style-name="P29" draw:id="id91" draw:layer="layout" svg:width="6cm" svg:height="3cm" svg:x="44.51cm" svg:y="34cm">
          <text:p text:style-name="P29"><text:span text:style-name="T39">Codifier name</text:span></text:p>
          <text:p text:style-name="P29"><text:span text:style-name="T15"/></text:p>
          <text:p text:style-name="P29"><text:span text:style-name="T15">Codes...</text:span></text:p>
          <draw:enhanced-geometry svg:viewBox="0 0 21600 21600" draw:type="rectangle" draw:enhanced-path="M 0 0 L 21600 0 21600 21600 0 21600 0 0 Z N"/>
        </draw:custom-shape>
        <draw:custom-shape draw:style-name="gr115" draw:text-style-name="P29" draw:id="id86" draw:layer="layout" svg:width="5cm" svg:height="3cm" svg:x="38.01cm" svg:y="30.5cm">
          <text:p text:style-name="P29"><text:span text:style-name="T39">Enum name</text:span></text:p>
          <text:p text:style-name="P29"><text:span text:style-name="T15"/></text:p>
          <text:p text:style-name="P29"><text:span text:style-name="T15">Literals...</text:span></text:p>
          <draw:enhanced-geometry svg:viewBox="0 0 21600 21600" draw:type="rectangle" draw:enhanced-path="M 0 0 L 21600 0 21600 21600 0 21600 0 0 Z N"/>
        </draw:custom-shape>
        <draw:custom-shape draw:style-name="gr107" draw:text-style-name="P1" draw:id="id65" draw:layer="layout" svg:width="11cm" svg:height="1.988cm" svg:x="24.51cm" svg:y="20cm">
          <text:p text:style-name="P1"><text:span text:style-name="T14">Entity </text:span></text:p>
          <text:p text:style-name="P1"><text:span text:style-name="T42">(name of row in a table)</text:span></text:p>
          <draw:enhanced-geometry svg:viewBox="0 0 21600 21600" draw:type="rectangle" draw:enhanced-path="M 0 0 L 21600 0 21600 21600 0 21600 0 0 Z N"/>
        </draw:custom-shape>
        <draw:custom-shape draw:style-name="gr116" draw:text-style-name="P1" draw:layer="layout" svg:width="11cm" svg:height="3.5cm" svg:x="24.51cm" svg:y="23cm">
          <text:p/>
          <draw:enhanced-geometry svg:viewBox="0 0 21600 21600" draw:type="rectangle" draw:enhanced-path="M 0 0 L 21600 0 21600 21600 0 21600 0 0 Z N"/>
        </draw:custom-shape>
        <draw:custom-shape draw:style-name="gr107" draw:text-style-name="P1" draw:layer="layout" svg:width="10cm" svg:height="2.5cm" svg:x="25.01cm" svg:y="23.5cm">
          <text:p text:style-name="P1"><text:span text:style-name="T14">Weak entity </text:span></text:p>
          <text:p text:style-name="P1"><text:span text:style-name="T15">(It's PK depends on </text:span></text:p>
          <text:p text:style-name="P1"><text:span text:style-name="T15">PK of other entity)</text:span></text:p>
          <draw:enhanced-geometry svg:viewBox="0 0 21600 21600" draw:type="rectangle" draw:enhanced-path="M 0 0 L 21600 0 21600 21600 0 21600 0 0 Z N"/>
        </draw:custom-shape>
        <draw:custom-shape draw:style-name="gr116" draw:text-style-name="P1" draw:layer="layout" svg:width="11cm" svg:height="3.5cm" svg:x="24.51cm" svg:y="27cm">
          <text:p/>
          <draw:enhanced-geometry svg:viewBox="0 0 21600 21600" draw:type="rectangle" draw:enhanced-path="M 0 0 L 21600 0 21600 21600 0 21600 0 0 Z N"/>
        </draw:custom-shape>
        <draw:custom-shape draw:style-name="gr107" draw:text-style-name="P1" draw:layer="layout" svg:width="9.5cm" svg:height="2.5cm" svg:x="25.01cm" svg:y="27.5cm">
          <text:p text:style-name="P1"><text:span text:style-name="T14">Deeply-weak entity </text:span></text:p>
          <text:p text:style-name="P1"><text:span text:style-name="T15">(It's PK depends on </text:span></text:p>
          <text:p text:style-name="P1"><text:span text:style-name="T15">PK of other weak entity)</text:span></text:p>
          <draw:enhanced-geometry svg:viewBox="0 0 21600 21600" draw:type="rectangle" draw:enhanced-path="M 0 0 L 21600 0 21600 21600 0 21600 0 0 Z N"/>
        </draw:custom-shape>
        <draw:custom-shape draw:style-name="gr113" draw:text-style-name="P1" draw:layer="layout" svg:width="1cm" svg:height="3.5cm" svg:x="34.51cm" svg:y="27cm">
          <text:p text:style-name="P1"><text:span text:style-name="T14">2</text:span></text:p>
          <draw:enhanced-geometry svg:viewBox="0 0 21600 21600" draw:mirror-horizontal="true" draw:type="rectangle" draw:enhanced-path="M 0 0 L 21600 0 21600 21600 0 21600 0 0 Z N"/>
        </draw:custom-shape>
        <draw:frame draw:style-name="gr44" draw:text-style-name="P35" draw:layer="layout" svg:width="6cm" svg:height="1.25cm" svg:x="72.51cm" svg:y="45.25cm">
          <draw:text-box>
            <text:p text:style-name="P7"><text:span text:style-name="T43">Actions list</text:span></text:p>
          </draw:text-box>
        </draw:frame>
        <draw:connector draw:style-name="gr37" draw:text-style-name="P1" draw:layer="layout" draw:type="curve" svg:x1="82.01cm" svg:y1="44.75cm" svg:x2="67.01cm" svg:y2="42.75cm" draw:start-shape="id94" draw:start-glue-point="3" draw:end-shape="id95" draw:end-glue-point="1" svg:d="m82010 44750c-11250 0-3750-2000-15000-2000">
          <text:p/>
        </draw:connector>
        <draw:custom-shape draw:style-name="gr117" draw:text-style-name="P36" draw:layer="layout" svg:width="12cm" svg:height="1.5cm" svg:x="54.01cm" svg:y="39cm">
          <text:p text:style-name="P1"><text:span text:style-name="T44">Materialized view entity</text:span></text:p>
          <draw:enhanced-geometry svg:viewBox="0 0 21600 21600" draw:type="rectangle" draw:enhanced-path="M 0 0 L 21600 0 21600 21600 0 21600 0 0 Z N"/>
        </draw:custom-shape>
        <draw:custom-shape draw:style-name="gr118" draw:text-style-name="P31" draw:layer="layout" svg:width="12cm" svg:height="4.5cm" svg:x="54.01cm" svg:y="40.5cm">
          <text:p text:style-name="P30"><text:span text:style-name="T39">Primary Key </text:span></text:p>
          <text:p text:style-name="P30"><text:span text:style-name="T15"/></text:p>
          <text:p text:style-name="P30"><text:span text:style-name="T40">Foreign Key</text:span></text:p>
          <text:p text:style-name="P30"><text:span text:style-name="T15">Codifier (C)</text:span></text:p>
          <text:p text:style-name="P30"><text:span text:style-name="T15">Field</text:span></text:p>
          <text:p text:style-name="P30"><text:span text:style-name="T15">Field [length constraint]</text:span></text:p>
          <draw:enhanced-geometry svg:viewBox="0 0 21600 21600" draw:type="rectangle" draw:enhanced-path="M 0 0 L 21600 0 21600 21600 0 21600 0 0 Z N"/>
        </draw:custom-shape>
        <draw:custom-shape draw:style-name="gr118" draw:text-style-name="P34" draw:id="id95" draw:layer="layout" svg:width="1cm" svg:height="4.5cm" svg:x="66.01cm" svg:y="40.5cm">
          <text:p text:style-name="P32"><text:span text:style-name="T41">#</text:span></text:p>
          <text:p text:style-name="P32"><text:span text:style-name="T41"/></text:p>
          <text:p text:style-name="P32"><text:span text:style-name="T41">*</text:span></text:p>
          <text:p text:style-name="P32"><text:span text:style-name="T35">*</text:span></text:p>
          <text:p text:style-name="P32"><text:span text:style-name="T41">o</text:span></text:p>
          <text:p text:style-name="P32"><text:span text:style-name="T41">o</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02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Стили_20_стрелок_20_1" draw:display-name="Стили стрелок 1"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Стили_20_стрелок_20_14" draw:display-name="Стили стрелок 14" svg:viewBox="0 0 1321 3493" svg:d="m1321 3493h-1321l702-3493z"/>
    <draw:marker draw:name="Стили_20_стрелок_20_17" draw:display-name="Стили стрелок 17" svg:viewBox="0 0 1321 3493" svg:d="m1321 3493h-1321l702-3493z"/>
    <draw:marker draw:name="Стили_20_стрелок_20_22" draw:display-name="Стили стрелок 22" svg:viewBox="0 0 1321 3493" svg:d="m1321 3493h-1321l702-3493z"/>
    <draw:marker draw:name="Стили_20_стрелок_20_23" draw:display-name="Стили стрелок 23" svg:viewBox="0 0 1321 3493" svg:d="m1321 3493h-1321l702-3493z"/>
    <draw:marker draw:name="Стили_20_стрелок_20_24" draw:display-name="Стили стрелок 24" svg:viewBox="0 0 1321 3493" svg:d="m1321 3493h-1321l702-3493z"/>
    <draw:marker draw:name="Стили_20_стрелок_20_27" draw:display-name="Стили стрелок 27" svg:viewBox="0 0 1321 3493" svg:d="m1321 3493h-1321l702-3493z"/>
    <draw:marker draw:name="Стили_20_стрелок_20_29" draw:display-name="Стили стрелок 29" svg:viewBox="0 0 1321 3493" svg:d="m1321 3493h-1321l702-3493z"/>
    <draw:marker draw:name="Стили_20_стрелок_20_32" draw:display-name="Стили стрелок 32" svg:viewBox="0 0 1122 2243" svg:d="m0 2108v17 17l12 42 30 34 38 21 43 4 29-8 30-21 25-26 13-34 343-1532 339 1520 13 42 29 34 39 21 42 4 42-12 34-30 21-42v-39-12l-4 4-440-1998-9-42-25-39-38-25-43-8-42 8-38 25-26 39-8 42z"/>
    <draw:marker draw:name="Стили_20_стрелок_20_5" draw:display-name="Стили стрелок 5" svg:viewBox="0 0 1321 3493" svg:d="m1321 3493h-1321l702-3493z"/>
    <draw:stroke-dash draw:name="_32__20_Dots_20_1_20_Dash" draw:display-name="2 Dots 1 Dash" draw:style="rect" draw:dots1="2" draw:dots2="1" draw:dots2-length="0.203cm" draw:distance="0.203cm"/>
    <draw:stroke-dash draw:name="Dash_20_1" draw:display-name="Dash 1" draw:style="rect" draw:dots1="1" draw:dots1-length="0.02cm" draw:dots2="1" draw:dots2-length="0.02cm" draw:distance="0.02cm"/>
    <draw:stroke-dash draw:name="Dash_20_2" draw:display-name="Dash 2" draw:style="rect" draw:dots1="7" draw:dots1-length="500%" draw:distance="450%"/>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1" draw:fill-image-name="Bitmape_20_1" draw:fill-image-width="0cm" draw:fill-image-height="0cm" draw:textarea-horizontal-align="left" draw:textarea-vertical-align="middl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Заголовок_20_сущности" style:display-name="Заголовок сущности" style:family="graphic" style:parent-style-name="standard">
      <style:graphic-properties draw:textarea-horizontal-align="center" draw:textarea-vertical-align="middle"/>
      <style:paragraph-properties fo:text-align="center"/>
      <style:text-properties fo:font-family="'Courier New'" style:font-family-generic="modern" style:font-pitch="fixed" fo:font-size="20pt" fo:font-style="normal" fo:font-weight="bold" style:font-size-asian="20pt" style:font-style-asian="normal" style:font-weight-asian="bold" style:font-size-complex="20pt" style:font-style-complex="normal" style:font-weight-complex="bold"/>
    </style:style>
    <style:style style:name="Вид" style:family="graphic" style:parent-style-name="standard">
      <style:graphic-properties draw:stroke-dash="Dash_20_1" draw:fill="solid" draw:fill-color="#0099ff" draw:fill-gradient-name="Gradient_20_7" draw:fill-hatch-name="Hatch_20_1" draw:fill-image-name="Bitmape_20_1" draw:textarea-horizontal-align="justify" draw:textarea-vertical-align="middle" draw:auto-grow-height="false"/>
      <style:paragraph-properties fo:text-align="center"/>
      <style:text-properties fo:font-family="'Courier New'" style:font-family-generic="modern" style:font-pitch="fixed" fo:font-weight="bold" style:font-weight-asian="bold" style:font-weight-complex="bold"/>
    </style:style>
    <style:style style:name="Связь_5f_1..N_5f_1..N" style:display-name="Связь_1..N_1..N" style:family="graphic" style:parent-style-name="standard">
      <style:graphic-properties svg:stroke-width="0.1cm" svg:stroke-color="#800000" draw:marker-start="ERD_5f_1..N"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N_5f_0..1" style:display-name="Связь_1..N_0..1" style:family="graphic" style:parent-style-name="standard">
      <style:graphic-properties svg:stroke-width="0.1cm" svg:stroke-color="#800000" draw:marker-start="ERD_5f_1..N"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N_5f_0..N" style:display-name="Связь_1..N_0..N" style:family="graphic" style:parent-style-name="standard">
      <style:graphic-properties svg:stroke-width="0.1cm" svg:stroke-color="#800000" draw:marker-start="ERD_5f_1..N"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1_5f_1..N" style:display-name="Связь_1..1_1..N" style:family="graphic" style:parent-style-name="standard">
      <style:graphic-properties svg:stroke-width="0.1cm" svg:stroke-color="#800000" draw:marker-start="ERD_5f_1..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1..1_5f_0..1" style:display-name="Связь_1..1_0..1" style:family="graphic" style:parent-style-name="standard">
      <style:graphic-properties svg:stroke-width="0.1cm" svg:stroke-color="#800000" draw:marker-start="ERD_5f_1..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1..1_5f_0..N" style:display-name="Связь_1..1_0..N" style:family="graphic" style:parent-style-name="standard">
      <style:graphic-properties svg:stroke-width="0.1cm" svg:stroke-color="#800000" draw:marker-start="ERD_5f_1..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N_5f_1..N" style:display-name="Связь_0..N_1..N" style:family="graphic" style:parent-style-name="standard">
      <style:graphic-properties svg:stroke-width="0.1cm" svg:stroke-color="#800000" draw:marker-start="Стили_20_стрелок_20_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N_5f_0..1" style:display-name="Связь_0..N_0..1" style:family="graphic" style:parent-style-name="standard">
      <style:graphic-properties svg:stroke-width="0.1cm" svg:stroke-color="#800000" draw:marker-start="Стили_20_стрелок_20_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N_5f_0..N" style:display-name="Связь_0..N_0..N" style:family="graphic" style:parent-style-name="standard">
      <style:graphic-properties svg:stroke-width="0.1cm" svg:stroke-color="#800000" draw:marker-start="Стили_20_стрелок_20_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1..N_5f_1..1" style:display-name="Связь_1..N_1..1" style:family="graphic" style:parent-style-name="standard">
      <style:graphic-properties svg:stroke-width="0.1cm" svg:stroke-color="#800000" draw:marker-start="ERD_5f_1..N"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1..1_5f_1..1" style:display-name="Связь_1..1_1..1" style:family="graphic" style:parent-style-name="standard">
      <style:graphic-properties svg:stroke-width="0.1cm" svg:stroke-color="#800000" draw:marker-start="ERD_5f_1..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N_5f_1..1" style:display-name="Связь_0..N_1..1" style:family="graphic" style:parent-style-name="standard">
      <style:graphic-properties svg:stroke-width="0.1cm" svg:stroke-color="#800000" draw:marker-start="Стили_20_стрелок_20_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_5f_0..1_5f_1..N" style:display-name="Связь_0..1_1..N" style:family="graphic" style:parent-style-name="standard">
      <style:graphic-properties svg:stroke-width="0.1cm" svg:stroke-color="#800000" draw:marker-start="ERD_5f_0..1" draw:marker-start-width="1.25cm" draw:marker-end="ERD_5f_1..N" draw:marker-end-width="1.25cm" draw:textarea-horizontal-align="center" draw:textarea-vertical-align="middle" fo:padding-top="0.175cm" fo:padding-bottom="0.175cm" fo:padding-left="0.3cm" fo:padding-right="0.3cm"/>
      <style:paragraph-properties fo:text-align="center"/>
    </style:style>
    <style:style style:name="Связь_5f_0..1_5f_0..1" style:display-name="Связь_0..1_0..1" style:family="graphic" style:parent-style-name="standard">
      <style:graphic-properties svg:stroke-width="0.1cm" svg:stroke-color="#800000" draw:marker-start="ERD_5f_0..1" draw:marker-start-width="1.25cm" draw:marker-end="ERD_5f_0..1" draw:marker-end-width="1.25cm" draw:textarea-horizontal-align="center" draw:textarea-vertical-align="middle" fo:padding-top="0.175cm" fo:padding-bottom="0.175cm" fo:padding-left="0.3cm" fo:padding-right="0.3cm"/>
      <style:paragraph-properties fo:text-align="center"/>
    </style:style>
    <style:style style:name="Связь_5f_0..1_5f_0..N" style:display-name="Связь_0..1_0..N" style:family="graphic" style:parent-style-name="standard">
      <style:graphic-properties svg:stroke-width="0.1cm" svg:stroke-color="#800000" draw:marker-start="ERD_5f_0..1" draw:marker-start-width="1.25cm" draw:marker-end="Стили_20_стрелок_20_1" draw:marker-end-width="1.25cm" draw:textarea-horizontal-align="center" draw:textarea-vertical-align="middle" fo:padding-top="0.175cm" fo:padding-bottom="0.175cm" fo:padding-left="0.3cm" fo:padding-right="0.3cm"/>
      <style:paragraph-properties fo:text-align="center"/>
    </style:style>
    <style:style style:name="Связь_5f_0..1_5f_1..1" style:display-name="Связь_0..1_1..1" style:family="graphic" style:parent-style-name="standard">
      <style:graphic-properties svg:stroke-width="0.1cm" svg:stroke-color="#800000" draw:marker-start="ERD_5f_0..1" draw:marker-start-width="1.25cm" draw:marker-end="ERD_5f_1..1" draw:marker-end-width="1.25cm" draw:textarea-horizontal-align="center" draw:textarea-vertical-align="middle" fo:padding-top="0.175cm" fo:padding-bottom="0.175cm" fo:padding-left="0.3cm" fo:padding-right="0.3cm"/>
      <style:paragraph-properties fo:text-align="center"/>
    </style:style>
    <style:style style:name="Связь" style:family="graphic" style:parent-style-name="standard">
      <style:graphic-properties svg:stroke-width="0.1cm" svg:stroke-color="#800000" draw:marker-start-width="0.35cm" draw:marker-end-width="0.35cm" draw:textarea-horizontal-align="center" draw:textarea-vertical-align="middle" fo:padding-top="0.175cm" fo:padding-bottom="0.175cm" fo:padding-left="0.3cm" fo:padding-right="0.3cm"/>
      <style:paragraph-properties fo:text-align="center"/>
    </style:style>
    <style:style style:name="Кодификатор" style:family="graphic" style:parent-style-name="Список_20_атрибутов_20_сущносей">
      <style:graphic-properties draw:fill="solid" draw:fill-color="#99cc99" draw:fill-image-width="0cm" draw:fill-image-height="0cm"/>
      <style:paragraph-properties fo:margin-left="0.322cm" fo:margin-right="0.3cm" fo:text-indent="0cm">
        <style:tab-stops/>
      </style:paragraph-properties>
    </style:style>
    <style:style style:name="Список_20_атрибутов_20_сущносей" style:display-name="Список атрибутов сущносей" style:family="graphic" style:parent-style-name="standard">
      <style:graphic-properties draw:stroke-dash="Dash_20_1" draw:fill="solid" draw:fill-color="#ccffff" draw:fill-gradient-name="Gradient_20_7" draw:fill-hatch-name="Hatch_20_1" draw:fill-image-name="Bitmape_20_1" draw:fill-image-width="0cm" draw:fill-image-height="0cm" draw:textarea-horizontal-align="left" draw:textarea-vertical-align="top" draw:fit-to-size="false" draw:fit-to-contour="true" fo:padding-top="0cm" fo:padding-bottom="0cm" fo:padding-left="0cm" fo:padding-right="0cm"/>
      <style:paragraph-properties fo:margin-left="0.4cm" fo:margin-right="0.2cm" fo:margin-top="0.07cm" fo:margin-bottom="0.07cm" fo:line-height="100%" fo:text-align="start" fo:text-indent="0cm" style:text-autospace="none"/>
      <style:text-properties fo:font-family="'Courier New'" style:font-style-name="Обычный" style:font-family-generic="modern" style:font-pitch="fixed" fo:font-size="18pt" style:font-size-asian="18pt" style:font-size-complex="18pt"/>
    </style:style>
    <style:style style:name="Свойства_20_атрибутов" style:display-name="Свойства атрибутов" style:family="graphic" style:parent-style-name="standard">
      <style:graphic-properties draw:stroke-dash="Dash_20_1" draw:fill="solid" draw:fill-color="#ccffff" draw:fill-gradient-name="Gradient_20_8" draw:fill-hatch-name="Hatch_20_1" draw:fill-image-name="Bitmape_20_1" draw:textarea-horizontal-align="left" draw:textarea-vertical-align="top" draw:fit-to-contour="true" fo:padding-top="0cm" fo:padding-bottom="0cm" fo:padding-left="0cm" fo:padding-right="0cm"/>
      <style:paragraph-properties fo:margin-top="0.07cm" fo:margin-bottom="0.07cm" fo:line-height="100%" fo:text-align="center" style:text-autospace="none"/>
      <style:text-properties fo:font-family="'Courier New'" style:font-style-name="Обычный" style:font-family-generic="modern" style:font-pitch="fixed" fo:font-size="18pt" style:font-size-asian="18pt" style:font-size-complex="18pt"/>
    </style:style>
    <style:style style:name="_31_11" style:display-name="111" style:family="graphic" style:parent-style-name="standard">
      <style:graphic-properties draw:fill="solid" draw:fill-color="#3deb3d" draw:textarea-horizontal-align="center" draw:textarea-vertical-align="middle"/>
      <style:paragraph-properties fo:text-align="center"/>
    </style:style>
    <style:style style:name="_32_22" style:display-name="222" style:family="graphic" style:parent-style-name="standard">
      <style:graphic-properties draw:fill="solid" draw:fill-color="#ff9966" draw:textarea-horizontal-align="center" draw:textarea-vertical-align="middle"/>
      <style:paragraph-properties fo:text-align="center"/>
    </style:style>
    <style:style style:name="Привязка_20_кодификатора" style:display-name="Привязка кодификатора" style:family="graphic" style:parent-style-name="Связь">
      <style:graphic-properties svg:stroke-color="#ff9966" draw:fill="solid" draw:fill-color="#ff6633"/>
    </style:style>
  </office:styles>
  <office:automatic-styles>
    <style:page-layout style:name="PM0">
      <style:page-layout-properties fo:margin-top="1cm" fo:margin-bottom="1cm" fo:margin-left="1cm" fo:margin-right="1cm" fo:page-width="104cm" fo:page-height="17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Belka </meta:initial-creator>
    <meta:creation-date>2010-01-04T22:05:14.20</meta:creation-date>
    <dc:date>2010-08-19T16:49:29.18</dc:date>
    <dc:creator>Belka </dc:creator>
    <meta:editing-duration>PT93H46M47S</meta:editing-duration>
    <meta:editing-cycles>28</meta:editing-cycles>
    <meta:generator>OpenOffice.org/3.2$Win32 OpenOffice.org_project/320m17$Build-9498</meta:generator>
    <meta:document-statistic meta:object-count="317"/>
  </office:meta>
</office:document-meta>
</file>